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widows="2" fo:orphans="2" fo:break-before="page" fo:text-align="justify" style:vertical-align="auto" fo:text-indent="0.3937in"/>
      <style:text-properties fo:hyphenate="true"/>
    </style:style>
    <style:style style:name="T2"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P3" style:parent-style-name="Normal" style:family="paragraph">
      <style:paragraph-properties fo:widows="2" fo:orphans="2" fo:text-align="justify" style:vertical-align="auto" fo:text-indent="0.3937in"/>
      <style:text-properties fo:hyphenate="true"/>
    </style:style>
    <style:style style:name="T4"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P5" style:parent-style-name="Normal" style:family="paragraph">
      <style:paragraph-properties fo:widows="2" fo:orphans="2" fo:text-align="justify" style:vertical-align="auto" fo:text-indent="0.3937in"/>
      <style:text-properties fo:hyphenate="true"/>
    </style:style>
    <style:style style:name="T6"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P7" style:parent-style-name="Normal" style:family="paragraph">
      <style:paragraph-properties fo:widows="2" fo:orphans="2" fo:text-align="justify" style:vertical-align="auto" fo:text-indent="0.3937in"/>
      <style:text-properties fo:hyphenate="true"/>
    </style:style>
    <style:style style:name="T8"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P9" style:parent-style-name="Normal" style:family="paragraph">
      <style:paragraph-properties fo:widows="2" fo:orphans="2" fo:text-align="justify" style:vertical-align="auto" fo:text-indent="0.3937in"/>
      <style:text-properties fo:hyphenate="true"/>
    </style:style>
    <style:style style:name="T10"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P11" style:parent-style-name="Normal" style:family="paragraph">
      <style:paragraph-properties fo:widows="2" fo:orphans="2" fo:text-align="justify" style:vertical-align="auto" fo:text-indent="0.3937in"/>
      <style:text-properties fo:hyphenate="true"/>
    </style:style>
    <style:style style:name="T12"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P13" style:parent-style-name="Normal" style:family="paragraph">
      <style:paragraph-properties fo:widows="2" fo:orphans="2" fo:text-align="justify" style:vertical-align="auto" fo:text-indent="0.3937in"/>
      <style:text-properties fo:hyphenate="true"/>
    </style:style>
    <style:style style:name="T14"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P15" style:parent-style-name="Normal" style:family="paragraph">
      <style:paragraph-properties fo:widows="2" fo:orphans="2" fo:text-align="justify" style:vertical-align="auto" fo:text-indent="0.3937in"/>
      <style:text-properties fo:hyphenate="true"/>
    </style:style>
    <style:style style:name="T16"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P17" style:parent-style-name="Normal" style:list-style-name="LFO1" style:family="paragraph">
      <style:paragraph-properties fo:widows="2" fo:orphans="2" fo:text-align="justify" fo:margin-left="0.6437in">
        <style:tab-stops>
          <style:tab-stop style:type="left" style:position="-0.1437in"/>
        </style:tab-stops>
      </style:paragraph-properties>
      <style:text-properties fo:hyphenate="true"/>
    </style:style>
    <style:style style:name="T18" style:parent-style-name="Fuentedepárrafopredeter." style:family="text">
      <style:text-properties style:font-name="Calibri" style:font-name-asian="Times New Roman" style:font-name-complex="Calibri" fo:color="#000000" style:letter-kerning="false" fo:background-color="#FFFF00" fo:language="es" fo:country="BO" style:language-asian="es" style:country-asian="BO" style:language-complex="ar" style:country-complex="SA"/>
    </style:style>
    <style:style style:name="T19"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T20" style:parent-style-name="Fuentedepárrafopredeter." style:family="text">
      <style:text-properties style:font-name="Calibri" style:font-name-asian="Times New Roman" style:font-name-complex="Calibri" fo:font-weight="bold" style:font-weight-asian="bold" style:font-weight-complex="bold" fo:color="#000000" style:letter-kerning="false" fo:language="es" fo:country="BO" style:language-asian="es" style:country-asian="BO" style:language-complex="ar" style:country-complex="SA"/>
    </style:style>
    <style:style style:name="T21"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T22"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T23"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P24" style:parent-style-name="Normal" style:family="paragraph">
      <style:paragraph-properties fo:widows="2" fo:orphans="2" style:vertical-align="auto"/>
      <style:text-properties style:font-name-asian="Times New Roman" style:font-name-complex="Times New Roman" style:letter-kerning="false" fo:language="es" fo:country="BO" style:language-asian="es" style:country-asian="BO" style:language-complex="ar" style:country-complex="SA" fo:hyphenate="true"/>
    </style:style>
    <style:style style:name="P25" style:parent-style-name="Normal" style:list-style-name="LFO2" style:family="paragraph">
      <style:paragraph-properties fo:widows="2" fo:orphans="2" fo:text-align="justify" fo:margin-left="0.6437in">
        <style:tab-stops>
          <style:tab-stop style:type="left" style:position="-0.1437in"/>
        </style:tab-stops>
      </style:paragraph-properties>
      <style:text-properties fo:hyphenate="true"/>
    </style:style>
    <style:style style:name="T26" style:parent-style-name="Fuentedepárrafopredeter." style:family="text">
      <style:text-properties style:font-name="Calibri" style:font-name-asian="Times New Roman" style:font-name-complex="Calibri" fo:color="#000000" style:letter-kerning="false" fo:background-color="#FFFF00" fo:language="es" fo:country="BO" style:language-asian="es" style:country-asian="BO" style:language-complex="ar" style:country-complex="SA"/>
    </style:style>
    <style:style style:name="T27"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T28"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T29"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T30"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T31"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P32" style:parent-style-name="Normal" style:list-style-name="LFO2" style:family="paragraph">
      <style:paragraph-properties fo:widows="2" fo:orphans="2" fo:text-align="justify" fo:margin-left="0.6437in">
        <style:tab-stops>
          <style:tab-stop style:type="left" style:position="-0.1437in"/>
        </style:tab-stops>
      </style:paragraph-properties>
      <style:text-properties fo:hyphenate="true"/>
    </style:style>
    <style:style style:name="T33" style:parent-style-name="Fuentedepárrafopredeter." style:family="text">
      <style:text-properties style:font-name="Calibri" style:font-name-asian="Times New Roman" style:font-name-complex="Calibri" fo:color="#000000" style:letter-kerning="false" fo:background-color="#FFFF00" fo:language="es" fo:country="BO" style:language-asian="es" style:country-asian="BO" style:language-complex="ar" style:country-complex="SA"/>
    </style:style>
    <style:style style:name="T34"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T35"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T36"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T37"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T38"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P39" style:parent-style-name="Normal" style:list-style-name="LFO2" style:family="paragraph">
      <style:paragraph-properties fo:widows="2" fo:orphans="2" fo:text-align="justify" fo:margin-left="0.6437in">
        <style:tab-stops>
          <style:tab-stop style:type="left" style:position="-0.1437in"/>
        </style:tab-stops>
      </style:paragraph-properties>
      <style:text-properties fo:hyphenate="true"/>
    </style:style>
    <style:style style:name="T40" style:parent-style-name="Fuentedepárrafopredeter." style:family="text">
      <style:text-properties style:font-name="Calibri" style:font-name-asian="Times New Roman" style:font-name-complex="Calibri" fo:color="#000000" style:letter-kerning="false" fo:background-color="#FFFF00" fo:language="es" fo:country="BO" style:language-asian="es" style:country-asian="BO" style:language-complex="ar" style:country-complex="SA"/>
    </style:style>
    <style:style style:name="T41"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T42"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T43"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P44" style:parent-style-name="Normal" style:list-style-name="LFO2" style:family="paragraph">
      <style:paragraph-properties fo:widows="2" fo:orphans="2" fo:text-align="justify" fo:margin-left="0.6437in">
        <style:tab-stops>
          <style:tab-stop style:type="left" style:position="-0.1437in"/>
        </style:tab-stops>
      </style:paragraph-properties>
      <style:text-properties fo:hyphenate="true"/>
    </style:style>
    <style:style style:name="T45" style:parent-style-name="Fuentedepárrafopredeter." style:family="text">
      <style:text-properties style:font-name="Calibri" style:font-name-asian="Times New Roman" style:font-name-complex="Calibri" fo:color="#000000" style:letter-kerning="false" fo:background-color="#FFFF00" fo:language="es" fo:country="BO" style:language-asian="es" style:country-asian="BO" style:language-complex="ar" style:country-complex="SA"/>
    </style:style>
    <style:style style:name="T46"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P47" style:parent-style-name="Normal" style:family="paragraph">
      <style:paragraph-properties fo:widows="2" fo:orphans="2" style:vertical-align="auto"/>
      <style:text-properties style:font-name-asian="Times New Roman" style:font-name-complex="Times New Roman" style:letter-kerning="false" fo:language="es" fo:country="BO" style:language-asian="es" style:country-asian="BO" style:language-complex="ar" style:country-complex="SA" fo:hyphenate="true"/>
    </style:style>
    <style:style style:name="P48" style:parent-style-name="Normal" style:family="paragraph">
      <style:paragraph-properties fo:widows="2" fo:orphans="2" fo:text-align="justify" style:vertical-align="auto" fo:text-indent="0.3937in"/>
      <style:text-properties fo:hyphenate="true"/>
    </style:style>
    <style:style style:name="T49"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P50" style:parent-style-name="Normal" style:list-style-name="LFO3" style:family="paragraph">
      <style:paragraph-properties fo:widows="2" fo:orphans="2" fo:text-align="justify" fo:margin-left="0.6437in">
        <style:tab-stops>
          <style:tab-stop style:type="left" style:position="-0.1437in"/>
        </style:tab-stops>
      </style:paragraph-properties>
      <style:text-properties fo:hyphenate="true"/>
    </style:style>
    <style:style style:name="T51" style:parent-style-name="Fuentedepárrafopredeter." style:family="text">
      <style:text-properties style:font-name="Calibri" style:font-name-asian="Times New Roman" style:font-name-complex="Calibri" fo:color="#000000" style:letter-kerning="false" fo:background-color="#FFFF00" fo:language="es" fo:country="BO" style:language-asian="es" style:country-asian="BO" style:language-complex="ar" style:country-complex="SA"/>
    </style:style>
    <style:style style:name="T52"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T53"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T54"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P55" style:parent-style-name="Normal" style:list-style-name="LFO3" style:family="paragraph">
      <style:paragraph-properties fo:widows="2" fo:orphans="2" fo:text-align="justify" fo:margin-left="0.6437in">
        <style:tab-stops>
          <style:tab-stop style:type="left" style:position="-0.1437in"/>
        </style:tab-stops>
      </style:paragraph-properties>
      <style:text-properties fo:hyphenate="true"/>
    </style:style>
    <style:style style:name="T56" style:parent-style-name="Fuentedepárrafopredeter." style:family="text">
      <style:text-properties style:font-name="Calibri" style:font-name-asian="Times New Roman" style:font-name-complex="Calibri" fo:color="#000000" style:letter-kerning="false" fo:background-color="#FFFF00" fo:language="es" fo:country="BO" style:language-asian="es" style:country-asian="BO" style:language-complex="ar" style:country-complex="SA"/>
    </style:style>
    <style:style style:name="T57"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P58" style:parent-style-name="Normal" style:family="paragraph">
      <style:paragraph-properties fo:widows="2" fo:orphans="2" fo:text-align="justify" style:vertical-align="auto" fo:text-indent="0.3937in"/>
      <style:text-properties fo:hyphenate="true"/>
    </style:style>
    <style:style style:name="T59"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P60" style:parent-style-name="Normal" style:list-style-name="LFO4" style:family="paragraph">
      <style:paragraph-properties fo:widows="2" fo:orphans="2" fo:text-align="justify" fo:margin-left="0.6437in">
        <style:tab-stops>
          <style:tab-stop style:type="left" style:position="-0.1437in"/>
        </style:tab-stops>
      </style:paragraph-properties>
      <style:text-properties fo:hyphenate="true"/>
    </style:style>
    <style:style style:name="T61"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T62"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T63"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T64"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T65"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P66" style:parent-style-name="Normal" style:list-style-name="LFO4" style:family="paragraph">
      <style:paragraph-properties fo:widows="2" fo:orphans="2" fo:text-align="justify" fo:margin-left="0.6437in">
        <style:tab-stops>
          <style:tab-stop style:type="left" style:position="-0.1437in"/>
        </style:tab-stops>
      </style:paragraph-properties>
      <style:text-properties fo:hyphenate="true"/>
    </style:style>
    <style:style style:name="T67"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T68"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T69"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T70"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T71"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T72"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T73"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P74" style:parent-style-name="Normal" style:family="paragraph">
      <style:paragraph-properties fo:widows="2" fo:orphans="2" fo:text-align="justify" style:vertical-align="auto" fo:text-indent="0.3937in"/>
      <style:text-properties fo:hyphenate="true"/>
    </style:style>
    <style:style style:name="T75"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P76" style:parent-style-name="Normal" style:family="paragraph">
      <style:paragraph-properties fo:widows="2" fo:orphans="2" fo:text-align="justify" style:vertical-align="auto" fo:text-indent="0.3937in"/>
      <style:text-properties fo:hyphenate="true"/>
    </style:style>
    <style:style style:name="T77"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T78"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T79"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T80"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P81" style:parent-style-name="Normal" style:family="paragraph">
      <style:paragraph-properties fo:widows="2" fo:orphans="2" fo:text-align="justify" style:vertical-align="auto" fo:text-indent="0.3937in"/>
      <style:text-properties fo:hyphenate="true"/>
    </style:style>
    <style:style style:name="T82"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P83" style:parent-style-name="Normal" style:family="paragraph">
      <style:paragraph-properties fo:widows="2" fo:orphans="2" fo:text-align="justify" style:vertical-align="auto" fo:text-indent="0.3937in"/>
      <style:text-properties fo:hyphenate="true"/>
    </style:style>
    <style:style style:name="T84"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P85" style:parent-style-name="Normal" style:family="paragraph">
      <style:paragraph-properties fo:widows="2" fo:orphans="2" fo:text-align="justify" style:vertical-align="auto" fo:text-indent="0.3937in"/>
      <style:text-properties fo:hyphenate="true"/>
    </style:style>
    <style:style style:name="T86"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P87" style:parent-style-name="Normal" style:family="paragraph">
      <style:paragraph-properties fo:widows="2" fo:orphans="2" style:vertical-align="auto"/>
      <style:text-properties style:font-name-asian="Times New Roman" style:font-name-complex="Times New Roman" style:letter-kerning="false" fo:language="es" fo:country="BO" style:language-asian="es" style:country-asian="BO" style:language-complex="ar" style:country-complex="SA" fo:hyphenate="true"/>
    </style:style>
    <style:style style:name="P88" style:parent-style-name="Normal" style:family="paragraph">
      <style:paragraph-properties fo:widows="2" fo:orphans="2" fo:text-align="justify" style:vertical-align="auto" fo:text-indent="0.3937in"/>
      <style:text-properties fo:hyphenate="true"/>
    </style:style>
    <style:style style:name="T89"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P90" style:parent-style-name="Normal" style:family="paragraph">
      <style:paragraph-properties fo:widows="2" fo:orphans="2" fo:text-align="justify" style:vertical-align="auto" fo:text-indent="0.3937in"/>
      <style:text-properties fo:hyphenate="true"/>
    </style:style>
    <style:style style:name="T91" style:parent-style-name="Fuentedepárrafopredeter." style:family="text">
      <style:text-properties style:font-name="Calibri" style:font-name-asian="Times New Roman" style:font-name-complex="Calibri" fo:color="#000000" style:letter-kerning="false" fo:background-color="#FFFF00" fo:language="es" fo:country="BO" style:language-asian="es" style:country-asian="BO" style:language-complex="ar" style:country-complex="SA"/>
    </style:style>
    <style:style style:name="P92" style:parent-style-name="Normal" style:family="paragraph">
      <style:paragraph-properties fo:widows="2" fo:orphans="2" fo:text-align="justify" style:vertical-align="auto" fo:text-indent="0.3937in"/>
      <style:text-properties fo:hyphenate="true"/>
    </style:style>
    <style:style style:name="T93"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P94" style:parent-style-name="Normal" style:family="paragraph">
      <style:paragraph-properties fo:widows="2" fo:orphans="2" fo:text-align="justify" style:vertical-align="auto" fo:text-indent="0.3937in"/>
      <style:text-properties fo:hyphenate="true"/>
    </style:style>
    <style:style style:name="T95"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P96" style:parent-style-name="Normal" style:family="paragraph">
      <style:paragraph-properties fo:widows="2" fo:orphans="2" fo:text-align="justify" style:vertical-align="auto" fo:text-indent="0.3937in"/>
      <style:text-properties fo:hyphenate="true"/>
    </style:style>
    <style:style style:name="T97"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P98" style:parent-style-name="Normal" style:family="paragraph">
      <style:paragraph-properties fo:widows="2" fo:orphans="2" fo:text-align="justify" style:vertical-align="auto" fo:text-indent="0.3937in"/>
      <style:text-properties fo:hyphenate="true"/>
    </style:style>
    <style:style style:name="T99"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P100" style:parent-style-name="Normal" style:family="paragraph">
      <style:paragraph-properties fo:widows="2" fo:orphans="2" fo:text-align="justify" style:vertical-align="auto" fo:text-indent="0.3937in"/>
      <style:text-properties fo:hyphenate="true"/>
    </style:style>
    <style:style style:name="T101"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P102" style:parent-style-name="Normal" style:family="paragraph">
      <style:paragraph-properties fo:widows="2" fo:orphans="2" fo:text-align="justify" style:vertical-align="auto" fo:text-indent="0.3937in"/>
      <style:text-properties fo:hyphenate="true"/>
    </style:style>
    <style:style style:name="T103"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P104" style:parent-style-name="Normal" style:family="paragraph">
      <style:paragraph-properties fo:widows="2" fo:orphans="2" fo:text-align="justify" style:vertical-align="auto" fo:text-indent="0.3937in"/>
      <style:text-properties fo:hyphenate="true"/>
    </style:style>
    <style:style style:name="T105"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P106" style:parent-style-name="Normal" style:family="paragraph">
      <style:paragraph-properties fo:widows="2" fo:orphans="2" fo:text-align="justify" style:vertical-align="auto" fo:text-indent="0.3937in"/>
      <style:text-properties fo:hyphenate="true"/>
    </style:style>
    <style:style style:name="T107"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P108" style:parent-style-name="Normal" style:family="paragraph">
      <style:paragraph-properties fo:widows="2" fo:orphans="2" style:vertical-align="auto"/>
      <style:text-properties style:font-name-asian="Times New Roman" style:font-name-complex="Times New Roman" style:letter-kerning="false" fo:language="es" fo:country="BO" style:language-asian="es" style:country-asian="BO" style:language-complex="ar" style:country-complex="SA" fo:hyphenate="true"/>
    </style:style>
    <style:style style:name="P109" style:parent-style-name="Normal" style:family="paragraph">
      <style:paragraph-properties fo:widows="2" fo:orphans="2" fo:text-align="justify" style:vertical-align="auto" fo:text-indent="0.3937in"/>
      <style:text-properties fo:hyphenate="true"/>
    </style:style>
    <style:style style:name="T110" style:parent-style-name="Fuentedepárrafopredeter." style:family="text">
      <style:text-properties style:font-name="Calibri" style:font-name-asian="Times New Roman" style:font-name-complex="Calibri" fo:color="#000000" style:letter-kerning="false" fo:background-color="#FFFF00" fo:language="es" fo:country="BO" style:language-asian="es" style:country-asian="BO" style:language-complex="ar" style:country-complex="SA"/>
    </style:style>
    <style:style style:name="P111" style:parent-style-name="Normal" style:family="paragraph">
      <style:paragraph-properties fo:widows="2" fo:orphans="2" fo:text-align="justify" style:vertical-align="auto" fo:text-indent="0.3937in"/>
      <style:text-properties fo:hyphenate="true"/>
    </style:style>
    <style:style style:name="T112"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P113" style:parent-style-name="Normal" style:family="paragraph">
      <style:paragraph-properties fo:widows="2" fo:orphans="2" fo:text-align="justify" style:vertical-align="auto" fo:text-indent="0.3937in"/>
      <style:text-properties fo:hyphenate="true"/>
    </style:style>
    <style:style style:name="T114"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P115" style:parent-style-name="Normal" style:family="paragraph">
      <style:paragraph-properties fo:widows="2" fo:orphans="2" fo:text-align="justify" style:vertical-align="auto" fo:text-indent="0.3937in"/>
      <style:text-properties fo:hyphenate="true"/>
    </style:style>
    <style:style style:name="T116"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P117" style:parent-style-name="Normal" style:family="paragraph">
      <style:paragraph-properties fo:widows="2" fo:orphans="2" fo:text-align="justify" style:vertical-align="auto" fo:text-indent="0.3937in"/>
      <style:text-properties fo:hyphenate="true"/>
    </style:style>
    <style:style style:name="T118"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P119" style:parent-style-name="Normal" style:family="paragraph">
      <style:paragraph-properties fo:widows="2" fo:orphans="2" fo:text-align="justify" style:vertical-align="auto" fo:text-indent="0.3937in"/>
      <style:text-properties fo:hyphenate="true"/>
    </style:style>
    <style:style style:name="T120"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P121" style:parent-style-name="Normal" style:family="paragraph">
      <style:paragraph-properties fo:widows="2" fo:orphans="2" fo:text-align="justify" style:vertical-align="auto" fo:text-indent="0.3937in"/>
      <style:text-properties fo:hyphenate="true"/>
    </style:style>
    <style:style style:name="T122"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P123" style:parent-style-name="Normal" style:family="paragraph">
      <style:paragraph-properties fo:widows="2" fo:orphans="2" fo:text-align="justify" style:vertical-align="auto" fo:text-indent="0.3937in"/>
      <style:text-properties fo:hyphenate="true"/>
    </style:style>
    <style:style style:name="T124"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P125" style:parent-style-name="Normal" style:family="paragraph">
      <style:paragraph-properties fo:widows="2" fo:orphans="2" fo:text-align="justify" style:vertical-align="auto" fo:text-indent="0.3937in"/>
      <style:text-properties fo:hyphenate="true"/>
    </style:style>
    <style:style style:name="T126"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P127" style:parent-style-name="Normal" style:family="paragraph">
      <style:paragraph-properties fo:widows="2" fo:orphans="2" fo:text-align="justify" style:vertical-align="auto" fo:text-indent="0.3937in"/>
      <style:text-properties fo:hyphenate="true"/>
    </style:style>
    <style:style style:name="T128"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P129" style:parent-style-name="Normal" style:family="paragraph">
      <style:paragraph-properties fo:widows="2" fo:orphans="2" fo:text-align="justify" style:vertical-align="auto" fo:text-indent="0.3937in"/>
      <style:text-properties fo:hyphenate="true"/>
    </style:style>
    <style:style style:name="T130"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P131" style:parent-style-name="Normal" style:family="paragraph">
      <style:paragraph-properties fo:widows="2" fo:orphans="2" style:vertical-align="auto"/>
      <style:text-properties style:font-name-asian="Times New Roman" style:font-name-complex="Times New Roman" style:letter-kerning="false" fo:language="es" fo:country="BO" style:language-asian="es" style:country-asian="BO" style:language-complex="ar" style:country-complex="SA" fo:hyphenate="true"/>
    </style:style>
    <style:style style:name="P132" style:parent-style-name="Normal" style:family="paragraph">
      <style:paragraph-properties fo:widows="2" fo:orphans="2" fo:text-align="justify" style:vertical-align="auto" fo:text-indent="0.3937in"/>
      <style:text-properties fo:hyphenate="true"/>
    </style:style>
    <style:style style:name="T133" style:parent-style-name="Fuentedepárrafopredeter." style:family="text">
      <style:text-properties style:font-name="Calibri" style:font-name-asian="Times New Roman" style:font-name-complex="Calibri" fo:color="#000000" style:letter-kerning="false" fo:background-color="#FFFF00" fo:language="es" fo:country="BO" style:language-asian="es" style:country-asian="BO" style:language-complex="ar" style:country-complex="SA"/>
    </style:style>
    <style:style style:name="P134" style:parent-style-name="Normal" style:family="paragraph">
      <style:paragraph-properties fo:widows="2" fo:orphans="2" fo:text-align="justify" style:vertical-align="auto" fo:text-indent="0.3937in"/>
      <style:text-properties fo:hyphenate="true"/>
    </style:style>
    <style:style style:name="T135"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P136" style:parent-style-name="Normal" style:family="paragraph">
      <style:paragraph-properties fo:widows="2" fo:orphans="2" fo:text-align="justify" style:vertical-align="auto" fo:text-indent="0.3937in"/>
      <style:text-properties fo:hyphenate="true"/>
    </style:style>
    <style:style style:name="T137"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P138" style:parent-style-name="Normal" style:family="paragraph">
      <style:paragraph-properties fo:widows="2" fo:orphans="2" fo:text-align="justify" style:vertical-align="auto" fo:text-indent="0.3937in"/>
      <style:text-properties fo:hyphenate="true"/>
    </style:style>
    <style:style style:name="T139"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P140" style:parent-style-name="Normal" style:family="paragraph">
      <style:paragraph-properties fo:widows="2" fo:orphans="2" fo:text-align="justify" style:vertical-align="auto" fo:text-indent="0.3937in"/>
      <style:text-properties fo:hyphenate="true"/>
    </style:style>
    <style:style style:name="T141"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P142" style:parent-style-name="Normal" style:family="paragraph">
      <style:paragraph-properties fo:widows="2" fo:orphans="2" fo:text-align="justify" style:vertical-align="auto" fo:text-indent="0.3937in"/>
      <style:text-properties fo:hyphenate="true"/>
    </style:style>
    <style:style style:name="T143"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P144" style:parent-style-name="Normal" style:family="paragraph">
      <style:paragraph-properties fo:widows="2" fo:orphans="2" fo:text-align="justify" style:vertical-align="auto" fo:text-indent="0.3937in"/>
      <style:text-properties fo:hyphenate="true"/>
    </style:style>
    <style:style style:name="T145"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P146" style:parent-style-name="Normal" style:family="paragraph">
      <style:paragraph-properties fo:widows="2" fo:orphans="2" fo:text-align="justify" style:vertical-align="auto" fo:text-indent="0.3937in"/>
      <style:text-properties fo:hyphenate="true"/>
    </style:style>
    <style:style style:name="T147"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P148" style:parent-style-name="Normal" style:family="paragraph">
      <style:paragraph-properties fo:widows="2" fo:orphans="2" fo:text-align="justify" style:vertical-align="auto" fo:text-indent="0.3937in"/>
      <style:text-properties fo:hyphenate="true"/>
    </style:style>
    <style:style style:name="T149"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P150" style:parent-style-name="Normal" style:family="paragraph">
      <style:paragraph-properties fo:widows="2" fo:orphans="2" fo:text-align="justify" style:vertical-align="auto" fo:text-indent="0.3937in"/>
      <style:text-properties fo:hyphenate="true"/>
    </style:style>
    <style:style style:name="T151" style:parent-style-name="Fuentedepárrafopredeter." style:family="text">
      <style:text-properties style:font-name="Calibri" style:font-name-asian="Times New Roman" style:font-name-complex="Calibri" fo:color="#000000" style:letter-kerning="false" fo:language="es" fo:country="BO" style:language-asian="es" style:country-asian="BO" style:language-complex="ar" style:country-complex="SA"/>
    </style:style>
    <style:style style:name="P152" style:parent-style-name="Normal" style:family="paragraph">
      <style:paragraph-properties fo:widows="2" fo:orphans="2" style:vertical-align="auto" fo:margin-left="0.3937in">
        <style:tab-stops/>
      </style:paragraph-properties>
      <style:text-properties fo:hyphenate="true"/>
    </style:style>
    <style:style style:name="T153"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BO" style:language-asian="es" style:country-asian="BO" style:language-complex="ar" style:country-complex="SA"/>
    </style:style>
    <style:style style:name="P154" style:parent-style-name="Normal" style:family="paragraph">
      <style:paragraph-properties fo:widows="2" fo:orphans="2" style:vertical-align="auto" fo:margin-left="0.3937in">
        <style:tab-stops/>
      </style:paragraph-properties>
      <style:text-properties fo:hyphenate="true"/>
    </style:style>
    <style:style style:name="T155"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BO" style:language-asian="es" style:country-asian="BO" style:language-complex="ar" style:country-complex="SA"/>
    </style:style>
    <style:style style:name="P156" style:parent-style-name="Normal" style:family="paragraph">
      <style:paragraph-properties fo:widows="2" fo:orphans="2" style:vertical-align="auto" fo:margin-left="0.3937in">
        <style:tab-stops/>
      </style:paragraph-properties>
      <style:text-properties fo:hyphenate="true"/>
    </style:style>
    <style:style style:name="T157"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BO" style:language-asian="es" style:country-asian="BO" style:language-complex="ar" style:country-complex="SA"/>
    </style:style>
    <style:style style:name="P158" style:parent-style-name="Normal" style:family="paragraph">
      <style:paragraph-properties fo:widows="2" fo:orphans="2" style:vertical-align="auto" fo:margin-left="0.3937in">
        <style:tab-stops/>
      </style:paragraph-properties>
      <style:text-properties fo:hyphenate="true"/>
    </style:style>
    <style:style style:name="T159"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BO" style:language-asian="es" style:country-asian="BO" style:language-complex="ar" style:country-complex="SA"/>
    </style:style>
    <style:style style:name="P160" style:parent-style-name="Normal" style:family="paragraph">
      <style:paragraph-properties fo:widows="2" fo:orphans="2" style:vertical-align="auto" fo:margin-left="0.3937in">
        <style:tab-stops/>
      </style:paragraph-properties>
      <style:text-properties fo:hyphenate="true"/>
    </style:style>
    <style:style style:name="T161" style:parent-style-name="Fuentedepárrafopredeter." style:family="text">
      <style:text-properties style:font-name="Calibri" style:font-name-asian="Times New Roman" style:font-name-complex="Calibri" fo:color="#000000" style:letter-kerning="false" fo:font-size="11pt" style:font-size-asian="11pt" fo:language="es" fo:country="BO" style:language-asian="es" style:country-asian="BO" style:language-complex="ar" style:country-complex="SA"/>
    </style:style>
    <style:style style:name="T162"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BO" style:language-asian="es" style:country-asian="BO" style:language-complex="ar" style:country-complex="SA"/>
    </style:style>
    <style:style style:name="P163" style:parent-style-name="Normal" style:family="paragraph">
      <style:paragraph-properties fo:widows="2" fo:orphans="2" style:vertical-align="auto" fo:margin-left="0.3937in">
        <style:tab-stops/>
      </style:paragraph-properties>
      <style:text-properties fo:hyphenate="true"/>
    </style:style>
    <style:style style:name="T164" style:parent-style-name="Fuentedepárrafopredeter." style:family="text">
      <style:text-properties style:font-name="Calibri" style:font-name-asian="Times New Roman" style:font-name-complex="Calibri" fo:color="#000000" style:letter-kerning="false" fo:font-size="11pt" style:font-size-asian="11pt" fo:language="es" fo:country="BO" style:language-asian="es" style:country-asian="BO" style:language-complex="ar" style:country-complex="SA"/>
    </style:style>
    <style:style style:name="T165"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BO" style:language-asian="es" style:country-asian="BO" style:language-complex="ar" style:country-complex="SA"/>
    </style:style>
    <style:style style:name="P166" style:parent-style-name="Normal" style:family="paragraph">
      <style:paragraph-properties fo:widows="2" fo:orphans="2" style:vertical-align="auto" fo:margin-left="0.3937in">
        <style:tab-stops/>
      </style:paragraph-properties>
      <style:text-properties fo:hyphenate="true"/>
    </style:style>
    <style:style style:name="T167"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BO" style:language-asian="es" style:country-asian="BO" style:language-complex="ar" style:country-complex="SA"/>
    </style:style>
    <style:style style:name="P168" style:parent-style-name="Normal" style:family="paragraph">
      <style:paragraph-properties fo:widows="2" fo:orphans="2" style:vertical-align="auto" fo:margin-left="0.3937in">
        <style:tab-stops/>
      </style:paragraph-properties>
      <style:text-properties fo:hyphenate="true"/>
    </style:style>
    <style:style style:name="T169" style:parent-style-name="Fuentedepárrafopredeter." style:family="text">
      <style:text-properties style:font-name="Calibri" style:font-name-asian="Times New Roman" style:font-name-complex="Calibri" fo:color="#000000" style:letter-kerning="false" fo:font-size="11pt" style:font-size-asian="11pt" fo:language="es" fo:country="BO" style:language-asian="es" style:country-asian="BO" style:language-complex="ar" style:country-complex="SA"/>
    </style:style>
    <style:style style:name="T170"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BO" style:language-asian="es" style:country-asian="BO" style:language-complex="ar" style:country-complex="SA"/>
    </style:style>
    <style:style style:name="P171" style:parent-style-name="Normal" style:family="paragraph">
      <style:paragraph-properties fo:widows="2" fo:orphans="2" style:vertical-align="auto" fo:margin-left="0.3937in">
        <style:tab-stops/>
      </style:paragraph-properties>
      <style:text-properties fo:hyphenate="true"/>
    </style:style>
    <style:style style:name="T172" style:parent-style-name="Fuentedepárrafopredeter." style:family="text">
      <style:text-properties style:font-name="Calibri" style:font-name-asian="Times New Roman" style:font-name-complex="Calibri" fo:color="#000000" style:letter-kerning="false" fo:font-size="11pt" style:font-size-asian="11pt" fo:language="es" fo:country="BO" style:language-asian="es" style:country-asian="BO" style:language-complex="ar" style:country-complex="SA"/>
    </style:style>
    <style:style style:name="T173"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BO" style:language-asian="es" style:country-asian="BO" style:language-complex="ar" style:country-complex="SA"/>
    </style:style>
    <style:style style:name="P174" style:parent-style-name="Normal" style:family="paragraph">
      <style:paragraph-properties fo:widows="2" fo:orphans="2" style:vertical-align="auto" fo:margin-left="0.3937in">
        <style:tab-stops/>
      </style:paragraph-properties>
      <style:text-properties fo:hyphenate="true"/>
    </style:style>
    <style:style style:name="T175"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BO" style:language-asian="es" style:country-asian="BO" style:language-complex="ar" style:country-complex="SA"/>
    </style:style>
    <style:style style:name="P176" style:parent-style-name="Normal" style:family="paragraph">
      <style:paragraph-properties fo:widows="2" fo:orphans="2" style:vertical-align="auto"/>
      <style:text-properties style:font-name-asian="Times New Roman" style:font-name-complex="Times New Roman" style:letter-kerning="false" fo:language="es" fo:country="BO" style:language-asian="es" style:country-asian="BO" style:language-complex="ar" style:country-complex="SA" fo:hyphenate="true"/>
    </style:style>
    <style:style style:name="P177" style:parent-style-name="Normal" style:family="paragraph">
      <style:paragraph-properties fo:widows="2" fo:orphans="2" style:vertical-align="auto" fo:margin-left="0.3937in">
        <style:tab-stops/>
      </style:paragraph-properties>
      <style:text-properties fo:hyphenate="true"/>
    </style:style>
    <style:style style:name="T178"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BO" style:language-asian="es" style:country-asian="BO" style:language-complex="ar" style:country-complex="SA"/>
    </style:style>
    <style:style style:name="T179"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BO" style:language-asian="es" style:country-asian="BO" style:language-complex="ar" style:country-complex="SA"/>
    </style:style>
    <style:style style:name="T180"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BO" style:language-asian="es" style:country-asian="BO" style:language-complex="ar" style:country-complex="SA"/>
    </style:style>
    <style:style style:name="T181"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BO" style:language-asian="es" style:country-asian="BO" style:language-complex="ar" style:country-complex="SA"/>
    </style:style>
    <style:style style:name="T182"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BO" style:language-asian="es" style:country-asian="BO" style:language-complex="ar" style:country-complex="SA"/>
    </style:style>
    <style:style style:name="T183"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BO" style:language-asian="es" style:country-asian="BO" style:language-complex="ar" style:country-complex="SA"/>
    </style:style>
    <style:style style:name="T184"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BO" style:language-asian="es" style:country-asian="BO" style:language-complex="ar" style:country-complex="SA"/>
    </style:style>
    <style:style style:name="T185"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BO" style:language-asian="es" style:country-asian="BO" style:language-complex="ar" style:country-complex="SA"/>
    </style:style>
    <style:style style:name="T186"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BO" style:language-asian="es" style:country-asian="BO" style:language-complex="ar" style:country-complex="SA"/>
    </style:style>
    <style:style style:name="T187"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BO" style:language-asian="es" style:country-asian="BO" style:language-complex="ar" style:country-complex="SA"/>
    </style:style>
    <style:style style:name="T188"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BO" style:language-asian="es" style:country-asian="BO" style:language-complex="ar" style:country-complex="SA"/>
    </style:style>
    <style:style style:name="T189"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BO" style:language-asian="es" style:country-asian="BO" style:language-complex="ar" style:country-complex="SA"/>
    </style:style>
    <style:style style:name="T190"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BO" style:language-asian="es" style:country-asian="BO" style:language-complex="ar" style:country-complex="SA"/>
    </style:style>
    <style:style style:name="T191"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BO" style:language-asian="es" style:country-asian="BO" style:language-complex="ar" style:country-complex="SA"/>
    </style:style>
    <style:style style:name="T192"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BO" style:language-asian="es" style:country-asian="BO" style:language-complex="ar" style:country-complex="SA"/>
    </style:style>
    <style:style style:name="P193" style:parent-style-name="Normal" style:family="paragraph">
      <style:paragraph-properties fo:widows="2" fo:orphans="2" style:vertical-align="auto"/>
      <style:text-properties style:font-name-asian="Times New Roman" style:font-name-complex="Times New Roman" style:letter-kerning="false" fo:language="es" fo:country="BO" style:language-asian="es" style:country-asian="BO" style:language-complex="ar" style:country-complex="SA" fo:hyphenate="true"/>
    </style:style>
    <style:style style:name="P194" style:parent-style-name="Normal" style:family="paragraph">
      <style:paragraph-properties fo:widows="2" fo:orphans="2" style:vertical-align="auto" fo:margin-left="0.3937in">
        <style:tab-stops/>
      </style:paragraph-properties>
      <style:text-properties fo:hyphenate="true"/>
    </style:style>
    <style:style style:name="T195" style:parent-style-name="Fuentedepárrafopredeter." style:family="text">
      <style:text-properties style:font-name="Calibri" style:font-name-asian="Times New Roman" style:font-name-complex="Calibri" fo:color="#000000" style:letter-kerning="false" fo:font-size="11pt" style:font-size-asian="11pt" style:font-size-complex="11pt" fo:background-color="#FFFF00" fo:language="es" fo:country="BO" style:language-asian="es" style:country-asian="BO" style:language-complex="ar" style:country-complex="SA"/>
    </style:style>
    <style:style style:name="P196" style:parent-style-name="Normal" style:family="paragraph">
      <style:paragraph-properties fo:widows="2" fo:orphans="2" style:vertical-align="auto" fo:margin-left="0.3937in">
        <style:tab-stops/>
      </style:paragraph-properties>
      <style:text-properties fo:hyphenate="true"/>
    </style:style>
    <style:style style:name="T197"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BO" style:language-asian="es" style:country-asian="BO" style:language-complex="ar" style:country-complex="SA"/>
    </style:style>
    <style:style style:name="P198" style:parent-style-name="Normal" style:family="paragraph">
      <style:paragraph-properties fo:widows="2" fo:orphans="2" style:vertical-align="auto" fo:margin-left="0.3937in">
        <style:tab-stops/>
      </style:paragraph-properties>
      <style:text-properties fo:hyphenate="true"/>
    </style:style>
    <style:style style:name="T199" style:parent-style-name="Fuentedepárrafopredeter." style:family="text">
      <style:text-properties style:font-name="Calibri" style:font-name-asian="Times New Roman" style:font-name-complex="Calibri" fo:color="#000000" style:letter-kerning="false" fo:font-size="11pt" style:font-size-asian="11pt" fo:language="es" fo:country="BO" style:language-asian="es" style:country-asian="BO" style:language-complex="ar" style:country-complex="SA"/>
    </style:style>
    <style:style style:name="T200"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BO" style:language-asian="es" style:country-asian="BO" style:language-complex="ar" style:country-complex="SA"/>
    </style:style>
    <style:style style:name="P201" style:parent-style-name="Normal" style:family="paragraph">
      <style:paragraph-properties fo:widows="2" fo:orphans="2" style:vertical-align="auto" fo:margin-left="0.3937in">
        <style:tab-stops/>
      </style:paragraph-properties>
      <style:text-properties fo:hyphenate="true"/>
    </style:style>
    <style:style style:name="T202" style:parent-style-name="Fuentedepárrafopredeter." style:family="text">
      <style:text-properties style:font-name="Calibri" style:font-name-asian="Times New Roman" style:font-name-complex="Calibri" fo:color="#000000" style:letter-kerning="false" fo:font-size="11pt" style:font-size-asian="11pt" fo:language="es" fo:country="BO" style:language-asian="es" style:country-asian="BO" style:language-complex="ar" style:country-complex="SA"/>
    </style:style>
    <style:style style:name="T203"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BO" style:language-asian="es" style:country-asian="BO" style:language-complex="ar" style:country-complex="SA"/>
    </style:style>
    <style:style style:name="P204" style:parent-style-name="Normal" style:family="paragraph">
      <style:paragraph-properties fo:widows="2" fo:orphans="2" style:vertical-align="auto" fo:margin-left="0.3937in">
        <style:tab-stops/>
      </style:paragraph-properties>
      <style:text-properties fo:hyphenate="true"/>
    </style:style>
    <style:style style:name="T205" style:parent-style-name="Fuentedepárrafopredeter." style:family="text">
      <style:text-properties style:font-name="Calibri" style:font-name-asian="Times New Roman" style:font-name-complex="Calibri" fo:color="#000000" style:letter-kerning="false" fo:font-size="11pt" style:font-size-asian="11pt" fo:language="es" fo:country="BO" style:language-asian="es" style:country-asian="BO" style:language-complex="ar" style:country-complex="SA"/>
    </style:style>
    <style:style style:name="T206"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BO" style:language-asian="es" style:country-asian="BO" style:language-complex="ar" style:country-complex="SA"/>
    </style:style>
    <style:style style:name="P207" style:parent-style-name="Normal" style:family="paragraph">
      <style:paragraph-properties fo:widows="2" fo:orphans="2" style:vertical-align="auto"/>
      <style:text-properties style:font-name-asian="Times New Roman" style:font-name-complex="Times New Roman" style:letter-kerning="false" fo:language="es" fo:country="BO" style:language-asian="es" style:country-asian="BO" style:language-complex="ar" style:country-complex="SA" fo:hyphenate="true"/>
    </style:style>
    <style:style style:name="P208" style:parent-style-name="Normal" style:family="paragraph">
      <style:paragraph-properties fo:widows="2" fo:orphans="2" style:vertical-align="auto" fo:margin-left="0.3937in">
        <style:tab-stops/>
      </style:paragraph-properties>
      <style:text-properties fo:hyphenate="true"/>
    </style:style>
    <style:style style:name="T209" style:parent-style-name="Fuentedepárrafopredeter." style:family="text">
      <style:text-properties style:font-name="Calibri" style:font-name-asian="Times New Roman" style:font-name-complex="Calibri" fo:color="#000000" style:letter-kerning="false" fo:font-size="11pt" style:font-size-asian="11pt" style:font-size-complex="11pt" fo:background-color="#FFFF00" fo:language="es" fo:country="BO" style:language-asian="es" style:country-asian="BO" style:language-complex="ar" style:country-complex="SA"/>
    </style:style>
    <style:style style:name="P210" style:parent-style-name="Normal" style:family="paragraph">
      <style:paragraph-properties fo:widows="2" fo:orphans="2" style:vertical-align="auto" fo:margin-left="0.3937in">
        <style:tab-stops/>
      </style:paragraph-properties>
      <style:text-properties fo:hyphenate="true"/>
    </style:style>
    <style:style style:name="T211"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BO" style:language-asian="es" style:country-asian="BO" style:language-complex="ar" style:country-complex="SA"/>
    </style:style>
    <style:style style:name="T212" style:parent-style-name="Fuentedepárrafopredeter." style:family="text">
      <style:text-properties style:font-name="Calibri" style:font-name-asian="Times New Roman" style:font-name-complex="Calibri" fo:color="#000000" style:letter-kerning="false" fo:font-size="11pt" style:font-size-asian="11pt" fo:language="es" fo:country="BO" style:language-asian="es" style:country-asian="BO" style:language-complex="ar" style:country-complex="SA"/>
    </style:style>
    <style:style style:name="P213" style:parent-style-name="Normal" style:family="paragraph">
      <style:paragraph-properties fo:widows="2" fo:orphans="2" style:vertical-align="auto" fo:margin-left="0.3937in">
        <style:tab-stops/>
      </style:paragraph-properties>
      <style:text-properties fo:hyphenate="true"/>
    </style:style>
    <style:style style:name="T214" style:parent-style-name="Fuentedepárrafopredeter." style:family="text">
      <style:text-properties style:font-name="Calibri" style:font-name-asian="Times New Roman" style:font-name-complex="Calibri" fo:color="#000000" style:letter-kerning="false" fo:font-size="11pt" style:font-size-asian="11pt" fo:language="es" fo:country="BO" style:language-asian="es" style:country-asian="BO" style:language-complex="ar" style:country-complex="SA"/>
    </style:style>
    <style:style style:name="T215"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BO" style:language-asian="es" style:country-asian="BO" style:language-complex="ar" style:country-complex="SA"/>
    </style:style>
    <style:style style:name="P216" style:parent-style-name="Normal" style:family="paragraph">
      <style:paragraph-properties fo:widows="2" fo:orphans="2" style:vertical-align="auto" fo:margin-left="0.3937in">
        <style:tab-stops/>
      </style:paragraph-properties>
      <style:text-properties fo:hyphenate="true"/>
    </style:style>
    <style:style style:name="T217" style:parent-style-name="Fuentedepárrafopredeter." style:family="text">
      <style:text-properties style:font-name="Calibri" style:font-name-asian="Times New Roman" style:font-name-complex="Calibri" fo:color="#000000" style:letter-kerning="false" fo:font-size="11pt" style:font-size-asian="11pt" fo:language="es" fo:country="BO" style:language-asian="es" style:country-asian="BO" style:language-complex="ar" style:country-complex="SA"/>
    </style:style>
    <style:style style:name="T218"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BO" style:language-asian="es" style:country-asian="BO" style:language-complex="ar" style:country-complex="SA"/>
    </style:style>
    <style:style style:name="P219" style:parent-style-name="Normal" style:family="paragraph">
      <style:paragraph-properties fo:widows="2" fo:orphans="2" style:vertical-align="auto" fo:margin-left="0.3937in">
        <style:tab-stops/>
      </style:paragraph-properties>
      <style:text-properties fo:hyphenate="true"/>
    </style:style>
    <style:style style:name="T220" style:parent-style-name="Fuentedepárrafopredeter." style:family="text">
      <style:text-properties style:font-name="Calibri" style:font-name-asian="Times New Roman" style:font-name-complex="Calibri" fo:color="#000000" style:letter-kerning="false" fo:font-size="11pt" style:font-size-asian="11pt" fo:language="es" fo:country="BO" style:language-asian="es" style:country-asian="BO" style:language-complex="ar" style:country-complex="SA"/>
    </style:style>
    <style:style style:name="T221"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BO" style:language-asian="es" style:country-asian="BO" style:language-complex="ar" style:country-complex="SA"/>
    </style:style>
    <style:style style:name="P222" style:parent-style-name="Normal" style:family="paragraph">
      <style:paragraph-properties fo:widows="2" fo:orphans="2" style:vertical-align="auto" fo:margin-left="0.3937in">
        <style:tab-stops/>
      </style:paragraph-properties>
      <style:text-properties fo:hyphenate="true"/>
    </style:style>
    <style:style style:name="T223" style:parent-style-name="Fuentedepárrafopredeter." style:family="text">
      <style:text-properties style:font-name="Calibri" style:font-name-asian="Times New Roman" style:font-name-complex="Calibri" fo:color="#000000" style:letter-kerning="false" fo:font-size="11pt" style:font-size-asian="11pt" fo:language="es" fo:country="BO" style:language-asian="es" style:country-asian="BO" style:language-complex="ar" style:country-complex="SA"/>
    </style:style>
    <style:style style:name="T224"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BO" style:language-asian="es" style:country-asian="BO" style:language-complex="ar" style:country-complex="SA"/>
    </style:style>
    <style:style style:name="P225" style:parent-style-name="Normal" style:family="paragraph">
      <style:paragraph-properties fo:widows="2" fo:orphans="2" style:vertical-align="auto" fo:margin-left="0.3937in">
        <style:tab-stops/>
      </style:paragraph-properties>
      <style:text-properties fo:hyphenate="true"/>
    </style:style>
    <style:style style:name="T226" style:parent-style-name="Fuentedepárrafopredeter." style:family="text">
      <style:text-properties style:font-name="Calibri" style:font-name-asian="Times New Roman" style:font-name-complex="Calibri" fo:color="#000000" style:letter-kerning="false" fo:font-size="11pt" style:font-size-asian="11pt" fo:language="es" fo:country="BO" style:language-asian="es" style:country-asian="BO" style:language-complex="ar" style:country-complex="SA"/>
    </style:style>
    <style:style style:name="T227"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BO" style:language-asian="es" style:country-asian="BO" style:language-complex="ar" style:country-complex="SA"/>
    </style:style>
    <style:style style:name="P228" style:parent-style-name="Normal" style:family="paragraph">
      <style:paragraph-properties fo:widows="2" fo:orphans="2" style:vertical-align="auto" fo:margin-left="0.3937in">
        <style:tab-stops/>
      </style:paragraph-properties>
      <style:text-properties fo:hyphenate="true"/>
    </style:style>
    <style:style style:name="T229" style:parent-style-name="Fuentedepárrafopredeter." style:family="text">
      <style:text-properties style:font-name="Calibri" style:font-name-asian="Times New Roman" style:font-name-complex="Calibri" fo:color="#000000" style:letter-kerning="false" fo:font-size="11pt" style:font-size-asian="11pt" style:font-size-complex="11pt" fo:background-color="#FFFF00" fo:language="es" fo:country="BO" style:language-asian="es" style:country-asian="BO" style:language-complex="ar" style:country-complex="SA"/>
    </style:style>
    <style:style style:name="P230" style:parent-style-name="Normal" style:family="paragraph">
      <style:paragraph-properties fo:widows="2" fo:orphans="2" style:vertical-align="auto" fo:margin-left="0.3937in">
        <style:tab-stops/>
      </style:paragraph-properties>
      <style:text-properties fo:hyphenate="true"/>
    </style:style>
    <style:style style:name="T231"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BO" style:language-asian="es" style:country-asian="BO" style:language-complex="ar" style:country-complex="SA"/>
    </style:style>
    <style:style style:name="P232" style:parent-style-name="Normal" style:family="paragraph">
      <style:paragraph-properties fo:widows="2" fo:orphans="2" style:vertical-align="auto" fo:margin-left="0.3937in">
        <style:tab-stops/>
      </style:paragraph-properties>
      <style:text-properties fo:hyphenate="true"/>
    </style:style>
    <style:style style:name="T233" style:parent-style-name="Fuentedepárrafopredeter." style:family="text">
      <style:text-properties style:font-name="Calibri" style:font-name-asian="Times New Roman" style:font-name-complex="Calibri" fo:color="#000000" style:letter-kerning="false" fo:font-size="11pt" style:font-size-asian="11pt" fo:language="es" fo:country="BO" style:language-asian="es" style:country-asian="BO" style:language-complex="ar" style:country-complex="SA"/>
    </style:style>
    <style:style style:name="T234"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BO" style:language-asian="es" style:country-asian="BO" style:language-complex="ar" style:country-complex="SA"/>
    </style:style>
    <style:style style:name="P235" style:parent-style-name="Normal" style:family="paragraph">
      <style:paragraph-properties fo:widows="2" fo:orphans="2" style:vertical-align="auto" fo:margin-left="0.3937in">
        <style:tab-stops/>
      </style:paragraph-properties>
      <style:text-properties fo:hyphenate="true"/>
    </style:style>
    <style:style style:name="T236" style:parent-style-name="Fuentedepárrafopredeter." style:family="text">
      <style:text-properties style:font-name="Calibri" style:font-name-asian="Times New Roman" style:font-name-complex="Calibri" fo:color="#000000" style:letter-kerning="false" fo:font-size="11pt" style:font-size-asian="11pt" fo:language="es" fo:country="BO" style:language-asian="es" style:country-asian="BO" style:language-complex="ar" style:country-complex="SA"/>
    </style:style>
    <style:style style:name="T237"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BO" style:language-asian="es" style:country-asian="BO" style:language-complex="ar" style:country-complex="SA"/>
    </style:style>
    <style:style style:name="P238" style:parent-style-name="Normal" style:family="paragraph">
      <style:paragraph-properties fo:widows="2" fo:orphans="2" style:vertical-align="auto" fo:margin-left="0.3937in">
        <style:tab-stops/>
      </style:paragraph-properties>
      <style:text-properties fo:hyphenate="true"/>
    </style:style>
    <style:style style:name="T239" style:parent-style-name="Fuentedepárrafopredeter." style:family="text">
      <style:text-properties style:font-name="Calibri" style:font-name-asian="Times New Roman" style:font-name-complex="Calibri" fo:color="#000000" style:letter-kerning="false" fo:font-size="11pt" style:font-size-asian="11pt" fo:language="es" fo:country="BO" style:language-asian="es" style:country-asian="BO" style:language-complex="ar" style:country-complex="SA"/>
    </style:style>
    <style:style style:name="T240"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BO" style:language-asian="es" style:country-asian="BO" style:language-complex="ar" style:country-complex="SA"/>
    </style:style>
    <style:style style:name="P241" style:parent-style-name="Normal" style:family="paragraph">
      <style:paragraph-properties fo:widows="2" fo:orphans="2" style:vertical-align="auto" fo:margin-left="0.3937in">
        <style:tab-stops/>
      </style:paragraph-properties>
      <style:text-properties fo:hyphenate="true"/>
    </style:style>
    <style:style style:name="T242" style:parent-style-name="Fuentedepárrafopredeter." style:family="text">
      <style:text-properties style:font-name="Calibri" style:font-name-asian="Times New Roman" style:font-name-complex="Calibri" fo:color="#000000" style:letter-kerning="false" fo:font-size="11pt" style:font-size-asian="11pt" fo:language="es" fo:country="BO" style:language-asian="es" style:country-asian="BO" style:language-complex="ar" style:country-complex="SA"/>
    </style:style>
    <style:style style:name="T243"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BO" style:language-asian="es" style:country-asian="BO" style:language-complex="ar" style:country-complex="SA"/>
    </style:style>
    <style:style style:name="P244" style:parent-style-name="Normal" style:family="paragraph">
      <style:paragraph-properties fo:widows="2" fo:orphans="2" style:vertical-align="auto" fo:margin-left="0.3937in">
        <style:tab-stops/>
      </style:paragraph-properties>
      <style:text-properties fo:hyphenate="true"/>
    </style:style>
    <style:style style:name="T245" style:parent-style-name="Fuentedepárrafopredeter." style:family="text">
      <style:text-properties style:font-name="Calibri" style:font-name-asian="Times New Roman" style:font-name-complex="Calibri" fo:color="#000000" style:letter-kerning="false" fo:font-size="11pt" style:font-size-asian="11pt" fo:language="es" fo:country="BO" style:language-asian="es" style:country-asian="BO" style:language-complex="ar" style:country-complex="SA"/>
    </style:style>
    <style:style style:name="T246"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BO" style:language-asian="es" style:country-asian="BO" style:language-complex="ar" style:country-complex="SA"/>
    </style:style>
    <style:style style:name="P247" style:parent-style-name="Normal" style:family="paragraph">
      <style:paragraph-properties fo:widows="2" fo:orphans="2" style:vertical-align="auto" fo:margin-left="0.3937in">
        <style:tab-stops/>
      </style:paragraph-properties>
      <style:text-properties fo:hyphenate="true"/>
    </style:style>
    <style:style style:name="T248" style:parent-style-name="Fuentedepárrafopredeter." style:family="text">
      <style:text-properties style:font-name="Calibri" style:font-name-asian="Times New Roman" style:font-name-complex="Calibri" fo:color="#000000" style:letter-kerning="false" fo:font-size="11pt" style:font-size-asian="11pt" style:font-size-complex="11pt" fo:background-color="#FFFF00" fo:language="es" fo:country="BO" style:language-asian="es" style:country-asian="BO" style:language-complex="ar" style:country-complex="SA"/>
    </style:style>
    <style:style style:name="P249" style:parent-style-name="Normal" style:family="paragraph">
      <style:paragraph-properties fo:widows="2" fo:orphans="2" style:vertical-align="auto" fo:margin-left="0.3937in">
        <style:tab-stops/>
      </style:paragraph-properties>
      <style:text-properties fo:hyphenate="true"/>
    </style:style>
    <style:style style:name="T250"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BO" style:language-asian="es" style:country-asian="BO" style:language-complex="ar" style:country-complex="SA"/>
    </style:style>
    <style:style style:name="P251" style:parent-style-name="Normal" style:family="paragraph">
      <style:paragraph-properties fo:widows="2" fo:orphans="2" style:vertical-align="auto" fo:margin-left="0.3937in">
        <style:tab-stops/>
      </style:paragraph-properties>
      <style:text-properties fo:hyphenate="true"/>
    </style:style>
    <style:style style:name="T252" style:parent-style-name="Fuentedepárrafopredeter." style:family="text">
      <style:text-properties style:font-name="Calibri" style:font-name-asian="Times New Roman" style:font-name-complex="Calibri" fo:color="#000000" style:letter-kerning="false" fo:font-size="11pt" style:font-size-asian="11pt" fo:language="es" fo:country="BO" style:language-asian="es" style:country-asian="BO" style:language-complex="ar" style:country-complex="SA"/>
    </style:style>
    <style:style style:name="T253"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BO" style:language-asian="es" style:country-asian="BO" style:language-complex="ar" style:country-complex="SA"/>
    </style:style>
    <style:style style:name="P254" style:parent-style-name="Normal" style:family="paragraph">
      <style:paragraph-properties fo:widows="2" fo:orphans="2" style:vertical-align="auto" fo:margin-left="0.3937in">
        <style:tab-stops/>
      </style:paragraph-properties>
      <style:text-properties fo:hyphenate="true"/>
    </style:style>
    <style:style style:name="T255" style:parent-style-name="Fuentedepárrafopredeter." style:family="text">
      <style:text-properties style:font-name="Calibri" style:font-name-asian="Times New Roman" style:font-name-complex="Calibri" fo:color="#000000" style:letter-kerning="false" fo:font-size="11pt" style:font-size-asian="11pt" fo:language="es" fo:country="BO" style:language-asian="es" style:country-asian="BO" style:language-complex="ar" style:country-complex="SA"/>
    </style:style>
    <style:style style:name="T256"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BO" style:language-asian="es" style:country-asian="BO" style:language-complex="ar" style:country-complex="SA"/>
    </style:style>
    <style:style style:name="P257" style:parent-style-name="Normal" style:family="paragraph">
      <style:paragraph-properties fo:widows="2" fo:orphans="2" style:vertical-align="auto" fo:margin-left="0.3937in">
        <style:tab-stops/>
      </style:paragraph-properties>
      <style:text-properties fo:hyphenate="true"/>
    </style:style>
    <style:style style:name="T258" style:parent-style-name="Fuentedepárrafopredeter." style:family="text">
      <style:text-properties style:font-name="Calibri" style:font-name-asian="Times New Roman" style:font-name-complex="Calibri" fo:color="#000000" style:letter-kerning="false" fo:font-size="11pt" style:font-size-asian="11pt" fo:language="es" fo:country="BO" style:language-asian="es" style:country-asian="BO" style:language-complex="ar" style:country-complex="SA"/>
    </style:style>
    <style:style style:name="T259"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BO" style:language-asian="es" style:country-asian="BO" style:language-complex="ar" style:country-complex="SA"/>
    </style:style>
    <style:style style:name="P260" style:parent-style-name="Normal" style:family="paragraph">
      <style:paragraph-properties fo:widows="2" fo:orphans="2" style:vertical-align="auto" fo:margin-left="0.3937in">
        <style:tab-stops/>
      </style:paragraph-properties>
      <style:text-properties fo:hyphenate="true"/>
    </style:style>
    <style:style style:name="T261" style:parent-style-name="Fuentedepárrafopredeter." style:family="text">
      <style:text-properties style:font-name="Calibri" style:font-name-asian="Times New Roman" style:font-name-complex="Calibri" fo:color="#000000" style:letter-kerning="false" fo:font-size="11pt" style:font-size-asian="11pt" fo:language="es" fo:country="BO" style:language-asian="es" style:country-asian="BO" style:language-complex="ar" style:country-complex="SA"/>
    </style:style>
    <style:style style:name="T262" style:parent-style-name="Fuentedepárrafopredeter." style:family="text">
      <style:text-properties style:font-name="Calibri" style:font-name-asian="Times New Roman" style:font-name-complex="Calibri" fo:color="#000000" style:letter-kerning="false" fo:font-size="11pt" style:font-size-asian="11pt" style:font-size-complex="11pt" fo:language="es" fo:country="BO" style:language-asian="es" style:country-asian="BO" style:language-complex="ar" style:country-complex="SA"/>
    </style:style>
    <style:style style:name="P263" style:parent-style-name="Standard" style:family="paragraph">
      <style:text-properties fo:language="es" fo:country="BO"/>
    </style:style>
    <style:style style:name="P264" style:parent-style-name="Standard" style:family="paragraph">
      <style:text-properties fo:language="es" fo:country="BO"/>
    </style:style>
    <style:style style:name="P265" style:parent-style-name="Standard" style:family="paragraph">
      <style:text-properties fo:language="es" fo:country="BO"/>
    </style:style>
    <style:style style:name="P266" style:parent-style-name="Normal" style:family="paragraph">
      <style:paragraph-properties fo:break-before="page"/>
    </style:style>
    <style:style style:name="P267" style:parent-style-name="Standard" style:family="paragraph">
      <style:text-properties style:font-name="Calibri" style:font-name-complex="Calibri"/>
    </style:style>
    <style:style style:name="P268" style:parent-style-name="Standard" style:family="paragraph">
      <style:text-properties style:font-name="Calibri" style:font-name-complex="Calibri" fo:font-weight="bold" style:font-weight-asian="bold" style:text-underline-type="single" style:text-underline-style="solid" style:text-underline-width="auto" style:text-underline-mode="continuous"/>
    </style:style>
    <style:style style:name="P269" style:parent-style-name="Standard" style:family="paragraph">
      <style:text-properties style:font-name="Calibri" style:font-name-complex="Calibri" fo:font-weight="bold" style:font-weight-asian="bold" style:text-underline-type="single" style:text-underline-style="solid" style:text-underline-width="auto" style:text-underline-mode="continuous"/>
    </style:style>
    <style:style style:name="P270" style:parent-style-name="Standard" style:family="paragraph">
      <style:text-properties style:font-name="Calibri" style:font-name-complex="Calibri"/>
    </style:style>
    <style:style style:name="P271" style:parent-style-name="Standard" style:family="paragraph">
      <style:text-properties style:font-name="Calibri" style:font-name-complex="Calibri"/>
    </style:style>
    <style:style style:name="P272" style:parent-style-name="Standard" style:family="paragraph">
      <style:text-properties style:font-name="Calibri" style:font-name-complex="Calibri"/>
    </style:style>
    <style:style style:name="P273" style:parent-style-name="Standard" style:family="paragraph">
      <style:text-properties style:font-name="Calibri" style:font-name-complex="Calibri"/>
    </style:style>
    <style:style style:name="P274" style:parent-style-name="Standard" style:family="paragraph">
      <style:text-properties style:font-name="Calibri" style:font-name-complex="Calibri"/>
    </style:style>
    <style:style style:name="P275" style:parent-style-name="Standard" style:family="paragraph">
      <style:text-properties style:font-name="Calibri" style:font-name-complex="Calibri"/>
    </style:style>
    <style:style style:name="P276" style:parent-style-name="Standard" style:family="paragraph">
      <style:text-properties style:font-name="Calibri" style:font-name-complex="Calibri"/>
    </style:style>
    <style:style style:name="P277" style:parent-style-name="Standard" style:family="paragraph">
      <style:text-properties style:font-name="Calibri" style:font-name-complex="Calibri"/>
    </style:style>
    <style:style style:name="P278" style:parent-style-name="Standard" style:family="paragraph">
      <style:text-properties style:font-name="Calibri" style:font-name-complex="Calibri"/>
    </style:style>
    <style:style style:name="P279" style:parent-style-name="Standard" style:family="paragraph">
      <style:text-properties style:font-name="Calibri" style:font-name-complex="Calibri"/>
    </style:style>
    <style:style style:name="P280" style:parent-style-name="Standard" style:family="paragraph">
      <style:text-properties style:font-name="Calibri" style:font-name-complex="Calibri"/>
    </style:style>
    <style:style style:name="P281" style:parent-style-name="Standard" style:family="paragraph">
      <style:text-properties style:font-name="Calibri" style:font-name-complex="Calibri" fo:font-weight="bold" style:font-weight-asian="bold" style:text-underline-type="single" style:text-underline-style="solid" style:text-underline-width="auto" style:text-underline-mode="continuous"/>
    </style:style>
    <style:style style:name="P282" style:parent-style-name="Standard" style:family="paragraph">
      <style:text-properties style:font-name="Calibri" style:font-name-complex="Calibri"/>
    </style:style>
    <style:style style:name="P283" style:parent-style-name="Standard" style:family="paragraph">
      <style:text-properties style:font-name="Calibri" style:font-name-complex="Calibri"/>
    </style:style>
    <style:style style:name="P284" style:parent-style-name="Standard" style:family="paragraph">
      <style:text-properties style:font-name="Calibri" style:font-name-complex="Calibri"/>
    </style:style>
    <style:style style:name="P285" style:parent-style-name="Standard" style:family="paragraph">
      <style:text-properties style:font-name="Calibri" style:font-name-complex="Calibri"/>
    </style:style>
    <style:style style:name="P286" style:parent-style-name="Standard" style:family="paragraph">
      <style:text-properties style:font-name="Calibri" style:font-name-complex="Calibri"/>
    </style:style>
    <style:style style:name="P287" style:parent-style-name="Standard" style:family="paragraph">
      <style:text-properties style:font-name="Calibri" style:font-name-complex="Calibri"/>
    </style:style>
    <style:style style:name="P288" style:parent-style-name="Standard" style:family="paragraph">
      <style:text-properties style:font-name="Calibri" style:font-name-complex="Calibri"/>
    </style:style>
    <style:style style:name="P289" style:parent-style-name="Standard" style:family="paragraph">
      <style:text-properties style:font-name="Calibri" style:font-name-complex="Calibri"/>
    </style:style>
    <style:style style:name="P290" style:parent-style-name="Standard" style:family="paragraph">
      <style:text-properties style:font-name="Calibri" style:font-name-complex="Calibri"/>
    </style:style>
    <style:style style:name="P291" style:parent-style-name="Standard" style:family="paragraph">
      <style:text-properties style:font-name="Calibri" style:font-name-complex="Calibri"/>
    </style:style>
    <style:style style:name="P292" style:parent-style-name="Standard" style:family="paragraph">
      <style:text-properties style:font-name="Calibri" style:font-name-complex="Calibri"/>
    </style:style>
    <style:style style:name="P293" style:parent-style-name="Standard" style:family="paragraph">
      <style:text-properties style:font-name="Calibri" style:font-name-complex="Calibri"/>
    </style:style>
    <style:style style:name="P294" style:parent-style-name="Standard" style:family="paragraph">
      <style:text-properties style:font-name="Calibri" style:font-name-complex="Calibri" fo:font-weight="bold" style:font-weight-asian="bold" style:text-underline-type="single" style:text-underline-style="solid" style:text-underline-width="auto" style:text-underline-mode="continuous"/>
    </style:style>
    <style:style style:name="P295" style:parent-style-name="Standard" style:family="paragraph">
      <style:text-properties style:font-name="Calibri" style:font-name-complex="Calibri"/>
    </style:style>
    <style:style style:name="P296" style:parent-style-name="Standard" style:family="paragraph">
      <style:text-properties style:font-name="Calibri" style:font-name-complex="Calibri"/>
    </style:style>
    <style:style style:name="P297" style:parent-style-name="Standard" style:family="paragraph">
      <style:text-properties style:font-name="Calibri" style:font-name-complex="Calibri"/>
    </style:style>
    <style:style style:name="P298" style:parent-style-name="Standard" style:family="paragraph">
      <style:text-properties style:font-name="Calibri" style:font-name-complex="Calibri"/>
    </style:style>
    <style:style style:name="P299" style:parent-style-name="Standard" style:family="paragraph">
      <style:text-properties style:font-name="Calibri" style:font-name-complex="Calibri"/>
    </style:style>
    <style:style style:name="P300" style:parent-style-name="Standard" style:family="paragraph">
      <style:text-properties style:font-name="Calibri" style:font-name-complex="Calibri"/>
    </style:style>
    <style:style style:name="P301" style:parent-style-name="Standard" style:family="paragraph">
      <style:text-properties style:font-name="Calibri" style:font-name-complex="Calibri"/>
    </style:style>
    <style:style style:name="P302" style:parent-style-name="Standard" style:family="paragraph">
      <style:text-properties style:font-name="Calibri" style:font-name-complex="Calibri"/>
    </style:style>
    <style:style style:name="P303" style:parent-style-name="Standard" style:family="paragraph">
      <style:text-properties style:font-name="Calibri" style:font-name-complex="Calibri"/>
    </style:style>
    <style:style style:name="P304" style:parent-style-name="Standard" style:family="paragraph">
      <style:text-properties style:font-name="Calibri" style:font-name-complex="Calibri"/>
    </style:style>
    <style:style style:name="P305" style:parent-style-name="Standard" style:family="paragraph">
      <style:text-properties style:font-name="Calibri" style:font-name-complex="Calibri" fo:language="es" fo:country="BO"/>
    </style:style>
    <style:style style:name="P306" style:parent-style-name="Standard" style:family="paragraph">
      <style:text-properties style:font-name="Calibri" style:font-name-complex="Calibri" fo:language="es" fo:country="BO"/>
    </style:style>
    <style:style style:name="P307" style:parent-style-name="Standard" style:family="paragraph">
      <style:text-properties style:font-name="Calibri" style:font-name-complex="Calibri" fo:language="es" fo:country="BO"/>
    </style:style>
    <style:style style:name="P308" style:parent-style-name="Standard" style:family="paragraph">
      <style:text-properties style:font-name="Calibri" style:font-name-complex="Calibri" fo:font-weight="bold" style:font-weight-asian="bold" fo:font-size="20pt" style:font-size-asian="20pt" style:font-size-complex="20pt" style:text-underline-type="single" style:text-underline-style="solid" style:text-underline-width="auto" style:text-underline-mode="continuous" fo:language="es" fo:country="BO"/>
    </style:style>
    <style:style style:name="P309" style:parent-style-name="Standard" style:family="paragraph">
      <style:text-properties style:font-name="Calibri" style:font-name-complex="Calibri"/>
    </style:style>
    <style:style style:name="P310" style:parent-style-name="Standard" style:family="paragraph">
      <style:text-properties style:font-name="Calibri" style:font-name-complex="Calibri"/>
    </style:style>
    <style:style style:name="P311" style:parent-style-name="Standard" style:family="paragraph">
      <style:text-properties style:font-name="Calibri" style:font-name-complex="Calibri"/>
    </style:style>
    <style:style style:name="P312" style:parent-style-name="Standard" style:family="paragraph">
      <style:text-properties style:font-name="Calibri" style:font-name-complex="Calibri"/>
    </style:style>
    <style:style style:name="P313" style:parent-style-name="Standard" style:family="paragraph">
      <style:text-properties style:font-name="Calibri" style:font-name-complex="Calibri"/>
    </style:style>
    <style:style style:name="P314" style:parent-style-name="Standard" style:family="paragraph">
      <style:text-properties style:font-name="Calibri" style:font-name-complex="Calibri"/>
    </style:style>
    <style:style style:name="P315" style:parent-style-name="Standard" style:family="paragraph">
      <style:text-properties style:font-name="Calibri" style:font-name-complex="Calibri"/>
    </style:style>
    <style:style style:name="P316" style:parent-style-name="Standard" style:family="paragraph">
      <style:text-properties style:font-name="Calibri" style:font-name-complex="Calibri"/>
    </style:style>
    <style:style style:name="P317" style:parent-style-name="Standard" style:family="paragraph">
      <style:text-properties style:font-name="Calibri" style:font-name-complex="Calibri" fo:font-size="16pt" style:font-size-asian="16pt" style:font-size-complex="16pt" fo:language="es" fo:country="BO"/>
    </style:style>
    <style:style style:name="P318" style:parent-style-name="Standard" style:family="paragraph">
      <style:text-properties style:font-name="Calibri" style:font-name-complex="Calibri" fo:font-weight="bold" style:font-weight-asian="bold" fo:font-size="16pt" style:font-size-asian="16pt" style:font-size-complex="16pt" style:text-underline-type="single" style:text-underline-style="solid" style:text-underline-width="auto" style:text-underline-mode="continuous" fo:language="es" fo:country="BO"/>
    </style:style>
    <style:style style:name="P319" style:parent-style-name="Standard" style:family="paragraph">
      <style:text-properties style:font-name="Calibri" style:font-name-complex="Calibri" fo:language="es" fo:country="BO"/>
    </style:style>
    <style:style style:name="P320" style:parent-style-name="Standard" style:family="paragraph">
      <style:text-properties style:font-name="Calibri" style:font-name-complex="Calibri" fo:language="es" fo:country="BO"/>
    </style:style>
    <style:style style:name="P321" style:parent-style-name="Standard" style:family="paragraph">
      <style:text-properties style:font-name="Calibri" style:font-name-complex="Calibri" fo:language="es" fo:country="BO"/>
    </style:style>
    <style:style style:name="P322" style:parent-style-name="Standard" style:family="paragraph">
      <style:text-properties style:font-name="Calibri" style:font-name-complex="Calibri" fo:font-weight="bold" style:font-weight-asian="bold" fo:font-size="16pt" style:font-size-asian="16pt" style:font-size-complex="16pt" style:text-underline-type="single" style:text-underline-style="solid" style:text-underline-width="auto" style:text-underline-mode="continuous" fo:language="es" fo:country="BO"/>
    </style:style>
    <style:style style:name="P323" style:parent-style-name="Standard" style:family="paragraph">
      <style:text-properties style:font-name="Calibri" style:font-name-complex="Calibri" fo:font-weight="bold" style:font-weight-asian="bold" fo:font-size="16pt" style:font-size-asian="16pt" style:font-size-complex="16pt" style:text-underline-type="single" style:text-underline-style="solid" style:text-underline-width="auto" style:text-underline-mode="continuous" fo:language="es" fo:country="BO"/>
    </style:style>
    <style:style style:name="P324" style:parent-style-name="Standard" style:family="paragraph">
      <style:text-properties style:font-name="Calibri" style:font-name-complex="Calibri"/>
    </style:style>
    <style:style style:name="P325" style:parent-style-name="Standard" style:family="paragraph">
      <style:text-properties style:font-name="Calibri" style:font-name-complex="Calibri"/>
    </style:style>
    <style:style style:name="P326" style:parent-style-name="Standard" style:family="paragraph">
      <style:text-properties style:font-name="Calibri" style:font-name-complex="Calibri"/>
    </style:style>
    <style:style style:name="P327" style:parent-style-name="Standard" style:family="paragraph">
      <style:text-properties style:font-name="Calibri" style:font-name-complex="Calibri"/>
    </style:style>
    <style:style style:name="P328" style:parent-style-name="Standard" style:family="paragraph">
      <style:text-properties style:font-name="Calibri" style:font-name-complex="Calibri" fo:font-weight="bold" style:font-weight-asian="bold" style:text-underline-type="single" style:text-underline-style="solid" style:text-underline-width="auto" style:text-underline-mode="continuous" fo:language="es" fo:country="BO"/>
    </style:style>
    <style:style style:name="P329" style:parent-style-name="Standard" style:family="paragraph">
      <style:text-properties style:font-name="Calibri" style:font-name-complex="Calibri" fo:font-weight="bold" style:font-weight-asian="bold" style:text-underline-type="single" style:text-underline-style="solid" style:text-underline-width="auto" style:text-underline-mode="continuous" fo:language="es" fo:country="BO"/>
    </style:style>
    <style:style style:name="P330" style:parent-style-name="Standard" style:family="paragraph">
      <style:text-properties style:font-name="Calibri" style:font-name-complex="Calibri" fo:language="es" fo:country="BO"/>
    </style:style>
    <style:style style:name="P331" style:parent-style-name="Standard" style:family="paragraph">
      <style:text-properties style:font-name="Calibri" style:font-name-complex="Calibri" fo:language="es" fo:country="BO"/>
    </style:style>
    <style:style style:name="P332" style:parent-style-name="Standard" style:family="paragraph">
      <style:text-properties style:font-name="Calibri" style:font-name-complex="Calibri" fo:font-weight="bold" style:font-weight-asian="bold" style:text-underline-type="single" style:text-underline-style="solid" style:text-underline-width="auto" style:text-underline-mode="continuous" fo:language="es" fo:country="BO"/>
    </style:style>
    <style:style style:name="P333" style:parent-style-name="Standard" style:family="paragraph">
      <style:text-properties style:font-name="Calibri" style:font-name-complex="Calibri" fo:language="es" fo:country="BO"/>
    </style:style>
    <style:style style:name="P334" style:parent-style-name="Standard" style:family="paragraph">
      <style:text-properties style:font-name="Calibri" style:font-name-complex="Calibri" fo:language="es" fo:country="BO"/>
    </style:style>
    <style:style style:name="P335" style:parent-style-name="Standard" style:family="paragraph">
      <style:text-properties style:font-name="Calibri" style:font-name-complex="Calibri" fo:language="es" fo:country="BO"/>
    </style:style>
    <style:style style:name="T336" style:parent-style-name="Fuentedepárrafopredeter." style:family="text">
      <style:text-properties style:font-name="Calibri" style:font-name-complex="Calibri" fo:language="es" fo:country="BO"/>
    </style:style>
  </office:automatic-styles>
  <office:body>
    <office:text text:use-soft-page-breaks="true">
      <text:p text:style-name="P1"><text:span text:style-name="T2">Trabajo Practico N°4</text:span></text:p>
      <text:p text:style-name="P3"><text:span text:style-name="T4">Ejercicio 1</text:span></text:p>
      <text:p text:style-name="P5"><text:span text:style-name="T6">Defina los siguientes conceptos y muestre ejemplos:</text:span></text:p>
      <text:p text:style-name="P7"><text:span text:style-name="T8">a) Clase, objetos, atributos, métodos, mensajes.</text:span></text:p>
      <text:p text:style-name="P9"><text:span text:style-name="T10">b) Clase concreta, clase abstracta.</text:span></text:p>
      <text:p text:style-name="P11"><text:span text:style-name="T12">c) Polimorfismo. Herencia.</text:span></text:p>
      <text:p text:style-name="P13"><text:span text:style-name="T14">Desarrollo</text:span></text:p>
      <text:p text:style-name="P15"><text:span text:style-name="T16">a)</text:span></text:p>
      <text:list text:style-name="LFO1" text:continue-numbering="true">
        <text:list-item>
          <text:p text:style-name="P17"><text:span text:style-name="T18">Clase</text:span><text:span text:style-name="T19">: Una clase</text:span><text:span text:style-name="T20"> </text:span><text:span text:style-name="T21">contiene la descripción de las características comunes de todos los objetos que pertenecen a ella. Una clase es una especificación genérica para un numero arbitr</text:span><text:span text:style-name="T22">a</text:span><text:span text:style-name="T23">rio de objetos similares</text:span></text:p>
        </text:list-item>
      </text:list>
      <text:p text:style-name="P24"><text:line-break/></text:p>
      <text:list text:style-name="LFO2" text:continue-numbering="true">
        <text:list-item>
          <text:p text:style-name="P25"><text:span text:style-name="T26">Objeto</text:span><text:span text:style-name="T27">: Un objeto es una entidad que posee un comportamiento. Este comportamiento e</text:span><text:span text:style-name="T28">s</text:span><text:span text:style-name="T29">ta dictado por lo que es capaz de realizar</text:span><text:span text:style-name="T30"><text:line-break/></text:span><text:span text:style-name="T31"><text:line-break/></text:span></text:p>
        </text:list-item>
        <text:list-item>
          <text:p text:style-name="P32"><text:span text:style-name="T33">Atributos</text:span><text:span text:style-name="T34">: Los atributos son características, variables, parámetros del objeto para respo</text:span><text:span text:style-name="T35">n</text:span><text:span text:style-name="T36">der a un mensaje</text:span><text:span text:style-name="T37"><text:line-break/></text:span><text:span text:style-name="T38"><text:line-break/></text:span></text:p>
        </text:list-item>
        <text:list-item>
          <text:p text:style-name="P39"><text:span text:style-name="T40">Métodos</text:span><text:span text:style-name="T41">: Los métodos son secuencias de pasos a realizar para responder a un mensaje</text:span><text:span text:style-name="T42"><text:line-break/></text:span><text:span text:style-name="T43"><text:line-break/></text:span></text:p>
        </text:list-item>
        <text:list-item>
          <text:p text:style-name="P44"><text:span text:style-name="T45">Mensajes</text:span><text:span text:style-name="T46">: Los mensajes son la comunicación entre un objeto emisor y otro receptor. Para que el receptor pueda interpretar adecuadamente el mensaje, este debe establecer la acción requerida y disponer de todos los parámetros asociados al mensaje.</text:span></text:p>
        </text:list-item>
      </text:list>
      <text:p text:style-name="P47"/>
      <text:p text:style-name="P48"><text:span text:style-name="T49">b)</text:span></text:p>
      <text:list text:style-name="LFO3" text:continue-numbering="true">
        <text:list-item>
          <text:p text:style-name="P50"><text:span text:style-name="T51">Clase Concreta</text:span><text:span text:style-name="T52">: La clase concreta es aquella que puede tener instancias</text:span><text:span text:style-name="T53"><text:line-break/></text:span><text:span text:style-name="T54"><text:line-break/></text:span></text:p>
        </text:list-item>
        <text:list-item>
          <text:p text:style-name="P55"><text:span text:style-name="T56">Clase Abstracta</text:span><text:span text:style-name="T57">: La clase abstracta es aquella clase que puede usarse solamente como base de alguna otra clase, y no puede generar instancias. Una clase abstracta es usada para definir el comportamiento común a sus subclases.</text:span></text:p>
        </text:list-item>
      </text:list>
      <text:p text:style-name="P58"><text:span text:style-name="T59">c)</text:span></text:p>
      <text:list text:style-name="LFO4" text:continue-numbering="true">
        <text:list-item>
          <text:p text:style-name="P60"><text:span text:style-name="T61">Polimorfismo: El polimorfismo es la posibilidad de que objetos de clases diferentes puedan responder a mensajes con el mismo nombre, cada uno de ellos con su propio compo</text:span><text:span text:style-name="T62">r</text:span><text:span text:style-name="T63">tamiento</text:span><text:span text:style-name="T64"><text:line-break/></text:span><text:span text:style-name="T65"><text:line-break/></text:span></text:p>
        </text:list-item>
        <text:list-item>
          <text:p text:style-name="P66"><text:span text:style-name="T67">Herencia: La herencia es una herramienta para organizar, construir y emplear clases reutil</text:span><text:span text:style-name="T68">i</text:span><text:span text:style-name="T69">zables. Esta característica les permite a las clases adquirir propiedades y métodos de cl</text:span><text:span text:style-name="T70">a</text:span><text:span text:style-name="T71">ses de mayor jerarquía</text:span><text:span text:style-name="T72"><text:line-break/></text:span><text:span text:style-name="T73"><text:line-break/></text:span></text:p>
        </text:list-item>
      </text:list>
      <text:p text:style-name="P74"><text:span text:style-name="T75">Ejercicio 2</text:span></text:p>
      <text:p text:style-name="P76"><text:span text:style-name="T77">Se desea gestionar los datos de alumnos, profesores y personal administrativo de un instit</text:span><text:span text:style-name="T78">u</text:span><text:span text:style-name="T79">to educativo. Además de los datos personales, a los alumnos se les asocia una carrera y año de<text:s/></text:span><text:soft-page-break/><text:span text:style-name="T80">cursado. Para los profesores se mantiene el título profesional (Lic., Ing., Prof., etc.), facultad en cual es docente y antigüedad en el cargo. Para el personal administrativo, se quiere registrar área de trabajo, cargo y antigüedad. </text:span></text:p>
      <text:p text:style-name="P81"><text:span text:style-name="T82">a) Defina las clases Alumno, Profesor y Personal Administrativo. ¿Cuáles son los atributos de estas clases? ¿Cuáles son los métodos de cada clase?</text:span></text:p>
      <text:p text:style-name="P83"><text:span text:style-name="T84">b) ¿Es posible o necesario definir otra clase? En caso afirmativo, hágalo. </text:span></text:p>
      <text:p text:style-name="P85"><text:span text:style-name="T86">c) ¿Existe polimorfismo? En caso afirmativo, explíquelo.</text:span></text:p>
      <text:p text:style-name="P87"/>
      <text:p text:style-name="P88"><text:span text:style-name="T89">a)</text:span></text:p>
      <text:p text:style-name="P90"><text:span text:style-name="T91">Clase Alumno</text:span></text:p>
      <text:p text:style-name="P92"><text:span text:style-name="T93">Atributos:</text:span></text:p>
      <text:p text:style-name="P94"><text:span text:style-name="T95"><text:tab/>Datos personales (String)</text:span></text:p>
      <text:p text:style-name="P96"><text:span text:style-name="T97"><text:tab/>Carrera (String)</text:span></text:p>
      <text:p text:style-name="P98"><text:span text:style-name="T99"><text:tab/>Año de cursado (Int)</text:span></text:p>
      <text:p text:style-name="P100"><text:span text:style-name="T101">Métodos:</text:span></text:p>
      <text:p text:style-name="P102"><text:span text:style-name="T103"><text:tab/>Rendir parciales</text:span></text:p>
      <text:p text:style-name="P104"><text:span text:style-name="T105"><text:tab/>Estudiar</text:span></text:p>
      <text:p text:style-name="P106"><text:span text:style-name="T107"><text:tab/>Asistir al instituto</text:span></text:p>
      <text:p text:style-name="P108"/>
      <text:p text:style-name="P109"><text:span text:style-name="T110">Clase Profesor</text:span></text:p>
      <text:p text:style-name="P111"><text:span text:style-name="T112">Atributos:</text:span></text:p>
      <text:p text:style-name="P113"><text:span text:style-name="T114"><text:tab/>Datos personales (String)</text:span></text:p>
      <text:p text:style-name="P115"><text:span text:style-name="T116"><text:tab/>Título profesional (String)</text:span></text:p>
      <text:p text:style-name="P117"><text:span text:style-name="T118"><text:tab/>Facultad en la cual es docente (String)</text:span></text:p>
      <text:p text:style-name="P119"><text:span text:style-name="T120"><text:tab/>Antigüedad de cargo (Int)</text:span></text:p>
      <text:p text:style-name="P121"><text:span text:style-name="T122">Métodos:</text:span></text:p>
      <text:p text:style-name="P123"><text:span text:style-name="T124"><text:tab/>Tomar exámenes</text:span></text:p>
      <text:p text:style-name="P125"><text:span text:style-name="T126"><text:tab/>Enseñar temas nuevos</text:span></text:p>
      <text:p text:style-name="P127"><text:span text:style-name="T128"><text:tab/>Explicar</text:span></text:p>
      <text:p text:style-name="P129"><text:span text:style-name="T130"><text:tab/>Asistir al instituto</text:span></text:p>
      <text:p text:style-name="P131"/>
      <text:p text:style-name="P132"><text:span text:style-name="T133">Clase Personal Administrativo</text:span></text:p>
      <text:p text:style-name="P134"><text:span text:style-name="T135">Atributos:</text:span></text:p>
      <text:p text:style-name="P136"><text:span text:style-name="T137"><text:tab/>Datos personales (String)</text:span></text:p>
      <text:p text:style-name="P138"><text:span text:style-name="T139"><text:tab/>Registrar área de trabajo (String)</text:span></text:p>
      <text:p text:style-name="P140"><text:span text:style-name="T141"><text:tab/>Cargo (String)</text:span></text:p>
      <text:p text:style-name="P142"><text:span text:style-name="T143"><text:tab/>Antigüedad (Int)</text:span></text:p>
      <text:p text:style-name="P144"><text:span text:style-name="T145">Métodos:</text:span></text:p>
      <text:p text:style-name="P146"><text:span text:style-name="T147"><text:tab/>Organizar los datos de los alumnos</text:span></text:p>
      <text:p text:style-name="P148"><text:span text:style-name="T149"><text:tab/>Controlar que el alumno pague la cuota</text:span></text:p>
      <text:p text:style-name="P150"><text:span text:style-name="T151"><text:tab/>Asistir al instituto</text:span></text:p>
      <text:p text:style-name="P152"><text:span text:style-name="T153">b)</text:span></text:p>
      <text:p text:style-name="P154"><text:span text:style-name="T155">No es necesario, pero si se es posible crear otra clase. Por ejemplo:</text:span></text:p>
      <text:p text:style-name="P156"><text:span text:style-name="T157">Clase Padres</text:span></text:p>
      <text:p text:style-name="P158"><text:span text:style-name="T159">Atributos:</text:span></text:p>
      <text:p text:style-name="P160"><text:span text:style-name="T161"><text:tab/></text:span><text:span text:style-name="T162">Datos personales (String)</text:span></text:p>
      <text:p text:style-name="P163"><text:span text:style-name="T164"><text:tab/></text:span><text:span text:style-name="T165">Empleo (String)</text:span></text:p>
      <text:p text:style-name="P166"><text:span text:style-name="T167">Métodos:</text:span></text:p>
      <text:p text:style-name="P168"><text:span text:style-name="T169"><text:tab/></text:span><text:span text:style-name="T170">Pagar la cuota mensualmente</text:span></text:p>
      <text:p text:style-name="P171"><text:span text:style-name="T172"><text:tab/></text:span><text:span text:style-name="T173">Retirar a los alumnos de la institución</text:span></text:p>
      <text:soft-page-break/>
      <text:p text:style-name="P174"><text:span text:style-name="T175">c) Si existe polimorfismo. Por ejemplo, con la clase Alumno, la clase Personal administrativo y la clase Profesor que comparten el método de asistir a la institución</text:span></text:p>
      <text:p text:style-name="P176"/>
      <text:p text:style-name="P177"><text:span text:style-name="T178">Ejercicio 3: Una empresa de multimedios financia diferentes publicaciones en los medios de comun</text:span><text:span text:style-name="T179">i</text:span><text:span text:style-name="T180">cación más conocidos: la radio, la televisión y la prensa escrita. Todas las publicaciones tienen un título y una persona responsable de la dirección de la publicación. Tienen además un código numér</text:span><text:span text:style-name="T181">i</text:span><text:span text:style-name="T182">co que las identifica unívocamente. Tanto los programas de radio como los de la televisión poseen una duración determinada en minutos junto con una hora de inicio, así como el nombre de la emis</text:span><text:span text:style-name="T183">o</text:span><text:span text:style-name="T184">ra correspondiente. Además, existe un espacio disponible para los comerciales. En los programas de radio, este tiempo se mide en minutos al aire (por ejemplo, “La Venganza será terrible” tiene 23 m</text:span><text:span text:style-name="T185">i</text:span><text:span text:style-name="T186">nutos de propagandas). Para la televisión, se mide en cantidad de comerciales por tanda (por eje</text:span><text:span text:style-name="T187">m</text:span><text:span text:style-name="T188">plo, “Hora Clave” tiene siete propagandas en cada tanda). Cada programa televisivo puede tener además un número diferente de tandas comerciales. Los programas de radio necesitan por otra pa</text:span><text:span text:style-name="T189">r</text:span><text:span text:style-name="T190">te un responsable de la musicalización. En cuanto a las publicaciones por medios escritos, la empresa posee dos tipos: diarios y revistas. Las publicaciones escritas tienen un editor responsable, una cant</text:span><text:span text:style-name="T191">i</text:span><text:span text:style-name="T192">dad de páginas, un precio y un año de publicación. Los diarios que se imprimen son semanales o quincenales, se cobra una pequeña cantidad de recargo por envíos al interior, y se registra la semana y mes de publicación. Las revistas poseen el mes de publicación, el número y el título de la nota de tapa. Diseñe un esquema de clases para modelar la empresa.</text:span></text:p>
      <text:p text:style-name="P193"/>
      <text:p text:style-name="P194"><text:span text:style-name="T195">Clase Programas</text:span></text:p>
      <text:p text:style-name="P196"><text:span text:style-name="T197">Atributos:</text:span></text:p>
      <text:p text:style-name="P198"><text:span text:style-name="T199"><text:tab/></text:span><text:span text:style-name="T200">Título</text:span></text:p>
      <text:p text:style-name="P201"><text:span text:style-name="T202"><text:tab/></text:span><text:span text:style-name="T203">Persona responsable de la dirección de la publicación</text:span></text:p>
      <text:p text:style-name="P204"><text:span text:style-name="T205"><text:tab/></text:span><text:span text:style-name="T206">Código numérico</text:span></text:p>
      <text:p text:style-name="P207"/>
      <text:p text:style-name="P208"><text:span text:style-name="T209">Clase Radio</text:span></text:p>
      <text:p text:style-name="P210"><text:span text:style-name="T211">Atributos:</text:span><text:span text:style-name="T212"><text:tab/></text:span></text:p>
      <text:p text:style-name="P213"><text:span text:style-name="T214"><text:tab/></text:span><text:span text:style-name="T215">Duración determinada</text:span></text:p>
      <text:p text:style-name="P216"><text:span text:style-name="T217"><text:tab/></text:span><text:span text:style-name="T218">Hora de inicio</text:span></text:p>
      <text:p text:style-name="P219"><text:span text:style-name="T220"><text:tab/></text:span><text:span text:style-name="T221">Nombre de la emisora</text:span></text:p>
      <text:p text:style-name="P222"><text:span text:style-name="T223"><text:tab/></text:span><text:span text:style-name="T224">Espacio Publicitario</text:span></text:p>
      <text:p text:style-name="P225"><text:span text:style-name="T226"><text:tab/></text:span><text:span text:style-name="T227">Responsable de la musicalización</text:span></text:p>
      <text:p text:style-name="P228"><text:span text:style-name="T229">Clase Televisión</text:span></text:p>
      <text:p text:style-name="P230"><text:span text:style-name="T231">Atributo: </text:span></text:p>
      <text:p text:style-name="P232"><text:span text:style-name="T233"><text:tab/></text:span><text:span text:style-name="T234">Duración determinada</text:span></text:p>
      <text:p text:style-name="P235"><text:span text:style-name="T236"><text:tab/></text:span><text:span text:style-name="T237">Hora de inicio</text:span></text:p>
      <text:p text:style-name="P238"><text:span text:style-name="T239"><text:tab/></text:span><text:span text:style-name="T240">Nombre de la emisora</text:span></text:p>
      <text:p text:style-name="P241"><text:span text:style-name="T242"><text:tab/></text:span><text:span text:style-name="T243">Espacio Publicitario</text:span></text:p>
      <text:p text:style-name="P244"><text:span text:style-name="T245"><text:tab/></text:span><text:span text:style-name="T246">Número diferente de tandas comerciales.</text:span></text:p>
      <text:p text:style-name="P247"><text:span text:style-name="T248">Clase Prensa Escrita</text:span></text:p>
      <text:p text:style-name="P249"><text:span text:style-name="T250">Atributo:</text:span></text:p>
      <text:p text:style-name="P251"><text:span text:style-name="T252"><text:tab/></text:span><text:span text:style-name="T253">Editor responsable</text:span></text:p>
      <text:p text:style-name="P254"><text:span text:style-name="T255"><text:tab/></text:span><text:span text:style-name="T256">Cantidad de páginas</text:span></text:p>
      <text:p text:style-name="P257"><text:span text:style-name="T258"><text:tab/></text:span><text:span text:style-name="T259">Precio</text:span></text:p>
      <text:p text:style-name="P260"><text:span text:style-name="T261"><text:tab/></text:span><text:span text:style-name="T262">Año de publicación</text:span></text:p>
      <text:p text:style-name="P263"/>
      <text:p text:style-name="P264"/>
      <text:p text:style-name="P265"/>
      <text:p text:style-name="P266"/>
      <text:soft-page-break/>
      <text:p text:style-name="P267">Ejercicio 4. Una empresa posee varios tipos de empleados. Cada uno de ellos tiene, además de los datos personales (nombre y apellido, domicilio, edad), un número de legajo y el código del área en la que trabaja. Para los oficinistas, el sueldo que cobra es el sueldo básico pactado en el contrato de empleo más un adicional si supera las 5 horas extras. Los supervisores poseen mayores responsabilidades, registran la cantidad de empleados en el área que supervisan y realizan reuniones periódicamente con el personal a su cargo. El sueldo de los supervisores del área técnica, es el pactado en el contrato, más un adicional por antigüedad en el cargo (un 5% más por cada año de trabajo). Los supervisores del área administrativa tienen asignado un auto de la empresa para su movilización, y un lugar en el estacionamiento de la empresa. El sueldo es el pactado en el contrato, pero cobran además un bono fijo por viáticos personales. El monto del bono se estipula de antemano en el contrato de empleo. a) Diseñe un esquema de clases para los empleados b) Defina un objeto de cada clase c) Indique si hay polimorfismo entre los objetos definidos</text:p>
      <text:p text:style-name="P268"/>
      <text:p text:style-name="P269">Oficinistas</text:p>
      <text:p text:style-name="P270">Nombre y Apellido</text:p>
      <text:p text:style-name="P271">Edad</text:p>
      <text:p text:style-name="P272">Domicilio</text:p>
      <text:p text:style-name="P273">Nro.Legajo</text:p>
      <text:p text:style-name="P274">Area</text:p>
      <text:p text:style-name="P275">$$ Sueldo Basico</text:p>
      <text:p text:style-name="P276">Cant.Hs.Extras</text:p>
      <text:p text:style-name="P277"/>
      <text:p text:style-name="P278">Sueldo()</text:p>
      <text:p text:style-name="P279"/>
      <text:p text:style-name="P280"/>
      <text:p text:style-name="P281">Super.Tecnicos</text:p>
      <text:p text:style-name="P282">Nombre y Apellido</text:p>
      <text:p text:style-name="P283">Edad</text:p>
      <text:p text:style-name="P284">Domicilio</text:p>
      <text:p text:style-name="P285">Nro.Legajo</text:p>
      <text:p text:style-name="P286">Area</text:p>
      <text:p text:style-name="P287">$$ Sueldo Basico</text:p>
      <text:p text:style-name="P288">CantEmpleados</text:p>
      <text:p text:style-name="P289">Antiguedad</text:p>
      <text:p text:style-name="P290"/>
      <text:p text:style-name="P291">Realizar Reuniones()</text:p>
      <text:p text:style-name="P292">Sueldo</text:p>
      <text:p text:style-name="P293"/>
      <text:p text:style-name="P294">Super.Administ.</text:p>
      <text:p text:style-name="P295">Nombre y Apellido</text:p>
      <text:p text:style-name="P296">Edad</text:p>
      <text:p text:style-name="P297">Domicilio</text:p>
      <text:p text:style-name="P298">Nro.Legajo</text:p>
      <text:p text:style-name="P299">Area</text:p>
      <text:p text:style-name="P300">$$ Sueldo Basico</text:p>
      <text:p text:style-name="P301">CantEmpleados</text:p>
      <text:p text:style-name="P302">Auto</text:p>
      <text:p text:style-name="P303">Estacionamiento</text:p>
      <text:soft-page-break/>
      <text:p text:style-name="P304">Bono</text:p>
      <text:p text:style-name="P305"/>
      <text:p text:style-name="P306">Realizar Reuniones()</text:p>
      <text:p text:style-name="P307">Sueldo</text:p>
      <text:p text:style-name="P308">Empleados</text:p>
      <text:p text:style-name="P309">Nombre y Apellido</text:p>
      <text:p text:style-name="P310">Edad</text:p>
      <text:p text:style-name="P311">Domicilio</text:p>
      <text:p text:style-name="P312">Nro.Legajo</text:p>
      <text:p text:style-name="P313">Area</text:p>
      <text:p text:style-name="P314">$$ Sueldo Basico</text:p>
      <text:p text:style-name="P315"/>
      <text:p text:style-name="P316">Sueldo()</text:p>
      <text:p text:style-name="P317"/>
      <text:p text:style-name="P318">Oficinistas</text:p>
      <text:p text:style-name="P319">Cant.Hr.Extras</text:p>
      <text:p text:style-name="P320"/>
      <text:p text:style-name="P321">Sueldo()</text:p>
      <text:p text:style-name="P322"/>
      <text:p text:style-name="P323">Supervisores</text:p>
      <text:p text:style-name="P324">CantEmpleados</text:p>
      <text:p text:style-name="P325"/>
      <text:p text:style-name="P326">Sueldo()</text:p>
      <text:p text:style-name="P327">RealizarReuniones()</text:p>
      <text:p text:style-name="P328"/>
      <text:p text:style-name="P329">Super.Tecnicos</text:p>
      <text:p text:style-name="P330">Antigüedad</text:p>
      <text:p text:style-name="P331">Sueldo()</text:p>
      <text:p text:style-name="P332">Super.Administ.</text:p>
      <text:p text:style-name="P333">Auto</text:p>
      <text:p text:style-name="P334">Estacionamiento</text:p>
      <text:p text:style-name="P335">Bono</text:p>
      <text:p text:style-name="Standard"><text:span text:style-name="T336">Sueld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s" fo:country="BO" style:language-asian="es" style:country-asian="BO" style:language-complex="ar" style:country-complex="SA" fo:hyphenate="true"/>
    </style:style>
    <style:style style:name="apple-tab-span" style:display-name="apple-tab-span"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creator>Usuario</dc:creator>
    <meta:creation-date>2009-04-16T11:32:00Z</meta:creation-date>
    <dc:date>2021-05-14T18:00:00Z</dc:date>
    <meta:template xlink:href="Normal" xlink:type="simple"/>
    <meta:editing-cycles>3</meta:editing-cycles>
    <meta:editing-duration>PT1500S</meta:editing-duration>
    <meta:user-defined meta:name="Info 1"/>
    <meta:user-defined meta:name="Info 2"/>
    <meta:user-defined meta:name="Info 3"/>
    <meta:user-defined meta:name="Info 4"/>
    <meta:document-statistic meta:page-count="5" meta:paragraph-count="14" meta:word-count="1117" meta:character-count="7248" meta:row-count="51" meta:non-whitespace-character-count="6145"/>
  </office:meta>
</office:document-meta>
</file>